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4.844cm" table:align="left"/>
    </style:style>
    <style:style style:name="Table1.A" style:family="table-column">
      <style:table-column-properties style:column-width="4.844cm"/>
    </style:style>
    <style:style style:name="Table1.A1" style:family="table-cell">
      <style:table-cell-properties style:vertical-align="middle" fo:padding="0.049cm" fo:border="none"/>
    </style:style>
    <style:style style:name="Table2" style:family="table">
      <style:table-properties style:width="0.298cm" table:align="left"/>
    </style:style>
    <style:style style:name="Table2.A" style:family="table-column">
      <style:table-column-properties style:column-width="0.298cm"/>
    </style:style>
    <style:style style:name="Table2.A1" style:family="table-cell">
      <style:table-cell-properties style:vertical-align="middle" fo:padding="0.049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color="#000000" loext:opacity="100%" fo:background-color="#ffffff"/>
    </style:style>
    <style:style style:name="P3" style:family="paragraph" style:parent-style-name="Standard">
      <style:paragraph-properties fo:text-align="start" style:justify-single-word="false"/>
      <style:text-properties fo:color="#000000" loext:opacity="100%" officeooo:rsid="00196439" officeooo:paragraph-rsid="00196439" fo:background-color="#ffffff"/>
    </style:style>
    <style:style style:name="P4" style:family="paragraph" style:parent-style-name="Standard">
      <style:paragraph-properties fo:text-align="start" style:justify-single-word="false"/>
      <style:text-properties fo:color="#000000" loext:opacity="100%" officeooo:rsid="001e9a92" officeooo:paragraph-rsid="001e9a92" fo:background-color="#ffffff"/>
    </style:style>
    <style:style style:name="P5" style:family="paragraph" style:parent-style-name="Standard">
      <style:paragraph-properties fo:text-align="start" style:justify-single-word="false"/>
      <style:text-properties fo:color="#000000" loext:opacity="100%" officeooo:rsid="0026b72a" officeooo:paragraph-rsid="0026b72a" fo:background-color="#ffffff"/>
    </style:style>
    <style:style style:name="P6" style:family="paragraph" style:parent-style-name="Standard">
      <style:paragraph-properties fo:text-align="start" style:justify-single-word="false"/>
      <style:text-properties fo:color="#000000" loext:opacity="100%" officeooo:rsid="0027cf83" officeooo:paragraph-rsid="0027cf83" fo:background-color="#ffffff"/>
    </style:style>
    <style:style style:name="P7" style:family="paragraph" style:parent-style-name="Standard">
      <style:paragraph-properties fo:text-align="start" style:justify-single-word="false"/>
      <style:text-properties fo:color="#000000" loext:opacity="100%" officeooo:rsid="00297f68" officeooo:paragraph-rsid="00297f68" fo:background-color="#ffffff"/>
    </style:style>
    <style:style style:name="P8" style:family="paragraph" style:parent-style-name="Standard">
      <style:paragraph-properties fo:text-align="start" style:justify-single-word="false"/>
      <style:text-properties fo:color="#000000" loext:opacity="100%" officeooo:rsid="00299185" officeooo:paragraph-rsid="00299185" fo:background-color="#ffffff"/>
    </style:style>
    <style:style style:name="P9" style:family="paragraph" style:parent-style-name="Standard">
      <style:paragraph-properties fo:text-align="start" style:justify-single-word="false"/>
      <style:text-properties fo:color="#000000" loext:opacity="100%" officeooo:rsid="00299185" officeooo:paragraph-rsid="002d0895" fo:background-color="#ffffff"/>
    </style:style>
    <style:style style:name="P10" style:family="paragraph" style:parent-style-name="Standard">
      <style:paragraph-properties fo:text-align="start" style:justify-single-word="false"/>
      <style:text-properties fo:color="#000000" loext:opacity="100%" officeooo:rsid="002e86a6" officeooo:paragraph-rsid="002e86a6" fo:background-color="#ffffff"/>
    </style:style>
    <style:style style:name="P11" style:family="paragraph" style:parent-style-name="Standard">
      <style:paragraph-properties fo:text-align="start" style:justify-single-word="false"/>
      <style:text-properties fo:color="#000000" loext:opacity="100%" officeooo:rsid="00350db2" officeooo:paragraph-rsid="00350db2" fo:background-color="#ffffff"/>
    </style:style>
    <style:style style:name="P12" style:family="paragraph" style:parent-style-name="Standard">
      <style:paragraph-properties fo:text-align="start" style:justify-single-word="false"/>
      <style:text-properties fo:color="#000000" loext:opacity="100%" officeooo:rsid="00389d70" officeooo:paragraph-rsid="00389d70" fo:background-color="#ffffff"/>
    </style:style>
    <style:style style:name="P13" style:family="paragraph" style:parent-style-name="Standard">
      <style:paragraph-properties fo:text-align="start" style:justify-single-word="false"/>
      <style:text-properties fo:color="#000000" loext:opacity="100%" officeooo:rsid="00393e6b" officeooo:paragraph-rsid="00393e6b" fo:background-color="#ffffff"/>
    </style:style>
    <style:style style:name="P14" style:family="paragraph" style:parent-style-name="Standard">
      <style:paragraph-properties fo:text-align="start" style:justify-single-word="false"/>
      <style:text-properties fo:color="#000000" loext:opacity="100%" officeooo:rsid="003b8a86" officeooo:paragraph-rsid="003b8a86" fo:background-color="#ffffff"/>
    </style:style>
    <style:style style:name="P15" style:family="paragraph" style:parent-style-name="Standard">
      <style:paragraph-properties fo:text-align="start" style:justify-single-word="false"/>
      <style:text-properties fo:color="#000000" loext:opacity="100%" officeooo:rsid="003c3872" officeooo:paragraph-rsid="003c3872" fo:background-color="#ffffff"/>
    </style:style>
    <style:style style:name="P16" style:family="paragraph" style:parent-style-name="Standard">
      <style:paragraph-properties fo:text-align="start" style:justify-single-word="false"/>
      <style:text-properties fo:color="#000000" loext:opacity="100%" officeooo:rsid="003d4f4f" officeooo:paragraph-rsid="003d4f4f" fo:background-color="#ffffff"/>
    </style:style>
    <style:style style:name="P17" style:family="paragraph" style:parent-style-name="Standard">
      <style:paragraph-properties fo:text-align="start" style:justify-single-word="false"/>
      <style:text-properties fo:color="#000000" loext:opacity="100%" officeooo:rsid="00404762" officeooo:paragraph-rsid="00404762" fo:background-color="#ffffff"/>
    </style:style>
    <style:style style:name="P18" style:family="paragraph" style:parent-style-name="Standard">
      <style:paragraph-properties fo:text-align="start" style:justify-single-word="false"/>
      <style:text-properties fo:color="#000000" loext:opacity="100%" officeooo:rsid="00196439" officeooo:paragraph-rsid="00196439" fo:background-color="#1f1f1f"/>
    </style:style>
    <style:style style:name="P19" style:family="paragraph" style:parent-style-name="Standard">
      <style:paragraph-properties fo:text-align="start" style:justify-single-word="false"/>
      <style:text-properties fo:color="#000000" loext:opacity="100%" fo:font-weight="bold" officeooo:rsid="002e86a6" officeooo:paragraph-rsid="002e86a6" fo:background-color="#ffffff" style:font-weight-asian="bold" style:font-weight-complex="bold"/>
    </style:style>
    <style:style style:name="P20" style:family="paragraph" style:parent-style-name="Standard">
      <style:paragraph-properties fo:text-align="start" style:justify-single-word="false"/>
      <style:text-properties fo:color="#000000" loext:opacity="100%" fo:font-weight="bold" officeooo:rsid="003d3fbc" officeooo:paragraph-rsid="003d3fbc" fo:background-color="#ffffff" style:font-weight-asian="bold" style:font-weight-complex="bold"/>
    </style:style>
    <style:style style:name="P21" style:family="paragraph" style:parent-style-name="Standard">
      <style:paragraph-properties fo:text-align="start" style:justify-single-word="false"/>
      <style:text-properties fo:color="#000000" loext:opacity="100%" fo:font-weight="bold" officeooo:rsid="00299185" officeooo:paragraph-rsid="00299185" fo:background-color="#ffff00" style:font-weight-asian="bold" style:font-weight-complex="bold"/>
    </style:style>
    <style:style style:name="P22" style:family="paragraph" style:parent-style-name="Standard">
      <style:paragraph-properties fo:text-align="start" style:justify-single-word="false"/>
      <style:text-properties fo:color="#000000" loext:opacity="100%" fo:font-weight="bold" officeooo:rsid="003f4566" officeooo:paragraph-rsid="003f4566" fo:background-color="#ffff00" style:font-weight-asian="bold" style:font-weight-complex="bold"/>
    </style:style>
    <style:style style:name="P23" style:family="paragraph" style:parent-style-name="Standard">
      <style:paragraph-properties fo:text-align="start" style:justify-single-word="false"/>
      <style:text-properties fo:color="#000000" loext:opacity="100%" fo:font-weight="bold" officeooo:rsid="0044bd73" officeooo:paragraph-rsid="0044bd73" fo:background-color="#ffff00" style:font-weight-asian="bold" style:font-weight-complex="bold"/>
    </style:style>
    <style:style style:name="P24" style:family="paragraph" style:parent-style-name="Standard">
      <style:paragraph-properties fo:text-align="start" style:justify-single-word="false"/>
      <style:text-properties fo:color="#000000" loext:opacity="100%" fo:font-size="16pt" officeooo:rsid="0015e57e" fo:background-color="#ffffff" style:font-size-asian="16pt" style:font-size-complex="16pt"/>
    </style:style>
    <style:style style:name="P25" style:family="paragraph" style:parent-style-name="Standard">
      <style:paragraph-properties fo:text-align="start" style:justify-single-word="false"/>
      <style:text-properties fo:color="#000000" loext:opacity="100%" fo:font-size="16pt" officeooo:rsid="001a4c50" officeooo:paragraph-rsid="00196439" fo:background-color="#ffffff" style:font-size-asian="16pt" style:font-size-complex="16pt"/>
    </style:style>
    <style:style style:name="P26" style:family="paragraph" style:parent-style-name="Standard">
      <style:paragraph-properties fo:text-align="start" style:justify-single-word="false"/>
      <style:text-properties fo:color="#000000" loext:opacity="100%" fo:font-size="16pt" officeooo:rsid="002e86a6" officeooo:paragraph-rsid="002e86a6" fo:background-color="#ffffff" style:font-size-asian="16pt" style:font-size-complex="16pt"/>
    </style:style>
    <style:style style:name="P27" style:family="paragraph" style:parent-style-name="Standard">
      <style:paragraph-properties fo:text-align="start" style:justify-single-word="false"/>
      <style:text-properties fo:color="#000000" loext:opacity="100%" fo:font-size="16pt" fo:font-weight="bold" officeooo:rsid="00299185" officeooo:paragraph-rsid="00299185" fo:background-color="#ffff00" style:font-size-asian="16pt" style:font-weight-asian="bold" style:font-size-complex="16pt" style:font-weight-complex="bold"/>
    </style:style>
    <style:style style:name="P28" style:family="paragraph" style:parent-style-name="Standard">
      <style:paragraph-properties fo:text-align="start" style:justify-single-word="false"/>
      <style:text-properties fo:color="#000000" loext:opacity="100%" fo:font-weight="normal" officeooo:rsid="003f4566" officeooo:paragraph-rsid="003f4566" fo:background-color="transparent" style:font-weight-asian="normal" style:font-weight-complex="normal"/>
    </style:style>
    <style:style style:name="P29" style:family="paragraph" style:parent-style-name="Standard">
      <style:paragraph-properties fo:text-align="start" style:justify-single-word="false"/>
      <style:text-properties fo:color="#000000" loext:opacity="100%" fo:font-weight="normal" officeooo:rsid="00415a58" officeooo:paragraph-rsid="00415a58" fo:background-color="transparent" style:font-weight-asian="normal" style:font-weight-complex="normal"/>
    </style:style>
    <style:style style:name="P30" style:family="paragraph" style:parent-style-name="Standard">
      <style:paragraph-properties fo:text-align="start" style:justify-single-word="false"/>
      <style:text-properties fo:color="#000000" loext:opacity="100%" fo:font-weight="normal" officeooo:rsid="0044bd73" officeooo:paragraph-rsid="0044bd73" fo:background-color="transparent" style:font-weight-asian="normal" style:font-weight-complex="normal"/>
    </style:style>
    <style:style style:name="P31" style:family="paragraph" style:parent-style-name="Standard">
      <style:paragraph-properties fo:text-align="start" style:justify-single-word="false"/>
      <style:text-properties fo:color="#000000" loext:opacity="100%" fo:font-weight="normal" officeooo:rsid="0049133c" officeooo:paragraph-rsid="0049133c" fo:background-color="transparent" style:font-weight-asian="normal" style:font-weight-complex="normal"/>
    </style:style>
    <style:style style:name="P32" style:family="paragraph" style:parent-style-name="Standard">
      <style:paragraph-properties fo:margin-left="0cm" fo:margin-right="0cm" fo:text-indent="0cm" style:auto-text-indent="false"/>
      <style:text-properties fo:background-color="#1f1f1f"/>
    </style:style>
    <style:style style:name="P33" style:family="paragraph" style:parent-style-name="Standard">
      <style:paragraph-properties fo:text-align="start" style:justify-single-word="false"/>
      <style:text-properties officeooo:rsid="00562562" officeooo:paragraph-rsid="00562562" fo:background-color="#1f1f1f"/>
    </style:style>
    <style:style style:name="P34" style:family="paragraph" style:parent-style-name="Standard">
      <style:paragraph-properties fo:text-align="start" style:justify-single-word="false"/>
      <style:text-properties officeooo:rsid="007dedb0" officeooo:paragraph-rsid="007dedb0" fo:background-color="#1f1f1f"/>
    </style:style>
    <style:style style:name="P35" style:family="paragraph" style:parent-style-name="Standard">
      <style:text-properties fo:background-color="#1f1f1f"/>
    </style:style>
    <style:style style:name="P36" style:family="paragraph" style:parent-style-name="Standard">
      <style:paragraph-properties fo:text-align="start" style:justify-single-word="false"/>
      <style:text-properties officeooo:rsid="00c0d49b" officeooo:paragraph-rsid="00c0d49b" fo:background-color="#1f1f1f"/>
    </style:style>
    <style:style style:name="P37" style:family="paragraph" style:parent-style-name="Standard">
      <style:paragraph-properties fo:margin-left="0cm" fo:margin-right="0cm" fo:text-indent="0cm" style:auto-text-indent="false"/>
      <style:text-properties fo:color="#d4d4d4" loext:opacity="100%" fo:background-color="#1f1f1f"/>
    </style:style>
    <style:style style:name="P38" style:family="paragraph" style:parent-style-name="Standard">
      <style:paragraph-properties fo:margin-left="0cm" fo:margin-right="0cm" fo:text-indent="0cm" style:auto-text-indent="false"/>
      <style:text-properties fo:color="#ffffff" loext:opacity="100%" officeooo:rsid="00200000" officeooo:paragraph-rsid="00200000" fo:background-color="#1f1f1f"/>
    </style:style>
    <style:style style:name="P39" style:family="paragraph" style:parent-style-name="Standard">
      <style:paragraph-properties fo:margin-left="0cm" fo:margin-right="0cm" fo:text-indent="0cm" style:auto-text-indent="false"/>
      <style:text-properties fo:color="#cccccc" loext:opacity="100%" fo:background-color="#1f1f1f"/>
    </style:style>
    <style:style style:name="P40" style:family="paragraph" style:parent-style-name="Standard">
      <style:paragraph-properties fo:text-align="start" style:justify-single-word="false"/>
      <style:text-properties fo:color="#cccccc" loext:opacity="100%" officeooo:paragraph-rsid="00299185" fo:background-color="#1f1f1f"/>
    </style:style>
    <style:style style:name="P41" style:family="paragraph" style:parent-style-name="Standard">
      <style:paragraph-properties fo:margin-left="0cm" fo:margin-right="0cm" fo:text-indent="0cm" style:auto-text-indent="false"/>
      <style:text-properties fo:color="#cccccc" loext:opacity="100%" officeooo:rsid="00529e39" officeooo:paragraph-rsid="00529e39" fo:background-color="#1f1f1f"/>
    </style:style>
    <style:style style:name="P42" style:family="paragraph" style:parent-style-name="Table_20_Contents">
      <style:text-properties fo:font-size="2pt" style:font-size-asian="2pt" style:font-size-complex="2pt"/>
    </style:style>
    <style:style style:name="P43" style:family="paragraph" style:parent-style-name="Text_20_body">
      <style:paragraph-properties fo:text-align="start" style:justify-single-word="false"/>
      <style:text-properties officeooo:paragraph-rsid="002e86a6"/>
    </style:style>
    <style:style style:name="P44" style:family="paragraph" style:parent-style-name="Standard">
      <style:paragraph-properties fo:text-align="start" style:justify-single-word="false"/>
      <style:text-properties officeooo:paragraph-rsid="00498bd6"/>
    </style:style>
    <style:style style:name="P45" style:family="paragraph" style:parent-style-name="Standard">
      <style:paragraph-properties fo:text-align="start" style:justify-single-word="false"/>
      <style:text-properties officeooo:paragraph-rsid="00545466"/>
    </style:style>
    <style:style style:name="P46" style:family="paragraph" style:parent-style-name="Standard">
      <style:paragraph-properties fo:text-align="start" style:justify-single-word="false"/>
      <style:text-properties officeooo:paragraph-rsid="00562562"/>
    </style:style>
    <style:style style:name="P47" style:family="paragraph" style:parent-style-name="Standard">
      <style:paragraph-properties fo:text-align="start" style:justify-single-word="false"/>
      <style:text-properties officeooo:paragraph-rsid="00415a58"/>
    </style:style>
    <style:style style:name="P48" style:family="paragraph" style:parent-style-name="Standard">
      <style:paragraph-properties fo:text-align="start" style:justify-single-word="false"/>
      <style:text-properties officeooo:paragraph-rsid="008504d5"/>
    </style:style>
    <style:style style:name="P49" style:family="paragraph" style:parent-style-name="Standard">
      <style:paragraph-properties fo:text-align="start" style:justify-single-word="false"/>
      <style:text-properties officeooo:paragraph-rsid="008af34b"/>
    </style:style>
    <style:style style:name="P50" style:family="paragraph" style:parent-style-name="Standard">
      <style:paragraph-properties fo:text-align="start" style:justify-single-word="false"/>
      <style:text-properties officeooo:paragraph-rsid="00a7cb0d"/>
    </style:style>
    <style:style style:name="P51" style:family="paragraph" style:parent-style-name="Standard">
      <style:paragraph-properties fo:text-align="start" style:justify-single-word="false"/>
      <style:text-properties officeooo:paragraph-rsid="00b44a94"/>
    </style:style>
    <style:style style:name="P52" style:family="paragraph" style:parent-style-name="Standard">
      <style:paragraph-properties fo:text-align="start" style:justify-single-word="false"/>
      <style:text-properties officeooo:paragraph-rsid="00b58b94"/>
    </style:style>
    <style:style style:name="P53" style:family="paragraph" style:parent-style-name="Standard">
      <style:paragraph-properties fo:text-align="start" style:justify-single-word="false"/>
      <style:text-properties officeooo:paragraph-rsid="00ba4d9d"/>
    </style:style>
    <style:style style:name="P54" style:family="paragraph" style:parent-style-name="Standard">
      <style:paragraph-properties fo:text-align="start" style:justify-single-word="false"/>
      <style:text-properties officeooo:paragraph-rsid="00bac946"/>
    </style:style>
    <style:style style:name="P55" style:family="paragraph" style:parent-style-name="Standard">
      <style:paragraph-properties fo:text-align="start" style:justify-single-word="false"/>
      <style:text-properties officeooo:paragraph-rsid="00c79729"/>
    </style:style>
    <style:style style:name="P56" style:family="paragraph" style:parent-style-name="Standard">
      <style:paragraph-properties fo:text-align="start" style:justify-single-word="false"/>
      <style:text-properties fo:color="#3b160e" loext:opacity="100%" style:text-line-through-style="none" style:text-line-through-type="none" fo:font-size="16pt" officeooo:rsid="00217a22" officeooo:paragraph-rsid="00196439" fo:background-color="#ffff00" style:font-size-asian="16pt" style:font-size-complex="16pt"/>
    </style:style>
    <style:style style:name="P57" style:family="paragraph" style:parent-style-name="Standard">
      <style:paragraph-properties fo:text-align="start" style:justify-single-word="false"/>
      <style:text-properties fo:font-weight="normal" officeooo:rsid="009b4f42" officeooo:paragraph-rsid="009b4f42" fo:background-color="#ffffff" style:font-weight-asian="normal" style:font-weight-complex="normal"/>
    </style:style>
    <style:style style:name="P58" style:family="paragraph" style:parent-style-name="Standard">
      <style:paragraph-properties fo:text-align="start" style:justify-single-word="false"/>
      <style:text-properties fo:font-weight="normal" officeooo:rsid="009cd1b3" officeooo:paragraph-rsid="009cd1b3" fo:background-color="#ffffff" style:font-weight-asian="normal" style:font-weight-complex="normal"/>
    </style:style>
    <style:style style:name="P59" style:family="paragraph" style:parent-style-name="Standard">
      <style:paragraph-properties fo:text-align="start" style:justify-single-word="false"/>
      <style:text-properties fo:font-weight="normal" officeooo:rsid="009cd1b3" officeooo:paragraph-rsid="009cd1b3" fo:background-color="#1f1f1f" style:font-weight-asian="normal" style:font-weight-complex="normal"/>
    </style:style>
    <style:style style:name="P60" style:family="paragraph" style:parent-style-name="Standard">
      <style:paragraph-properties fo:text-align="start" style:justify-single-word="false"/>
      <style:text-properties officeooo:rsid="004afb36" officeooo:paragraph-rsid="004afb36"/>
    </style:style>
    <style:style style:name="P61" style:family="paragraph" style:parent-style-name="Standard">
      <style:paragraph-properties fo:text-align="start" style:justify-single-word="false"/>
      <style:text-properties officeooo:rsid="004c7cdf" officeooo:paragraph-rsid="004c7cdf"/>
    </style:style>
    <style:style style:name="P62" style:family="paragraph" style:parent-style-name="Standard">
      <style:paragraph-properties fo:text-align="start" style:justify-single-word="false"/>
      <style:text-properties fo:font-weight="bold" officeooo:rsid="0081bc14" officeooo:paragraph-rsid="0081bc14" style:font-weight-asian="bold" style:font-weight-complex="bold"/>
    </style:style>
    <style:style style:name="P63" style:family="paragraph" style:parent-style-name="Standard">
      <style:paragraph-properties fo:text-align="start" style:justify-single-word="false"/>
      <style:text-properties fo:font-weight="bold" officeooo:rsid="008d7ae8" officeooo:paragraph-rsid="008d7ae8" style:font-weight-asian="bold" style:font-weight-complex="bold"/>
    </style:style>
    <style:style style:name="P64" style:family="paragraph" style:parent-style-name="Standard">
      <style:paragraph-properties fo:text-align="start" style:justify-single-word="false"/>
      <style:text-properties fo:font-weight="bold" officeooo:rsid="00903137" officeooo:paragraph-rsid="00903137" style:font-weight-asian="bold" style:font-weight-complex="bold"/>
    </style:style>
    <style:style style:name="P65" style:family="paragraph" style:parent-style-name="Standard">
      <style:paragraph-properties fo:text-align="start" style:justify-single-word="false"/>
      <style:text-properties fo:font-weight="bold" officeooo:rsid="00903137" officeooo:paragraph-rsid="00977c64" style:font-weight-asian="bold" style:font-weight-complex="bold"/>
    </style:style>
    <style:style style:name="P66" style:family="paragraph" style:parent-style-name="Standard">
      <style:paragraph-properties fo:text-align="start" style:justify-single-word="false"/>
      <style:text-properties fo:font-weight="bold" officeooo:rsid="00abc9d5" officeooo:paragraph-rsid="00abc9d5" style:font-weight-asian="bold" style:font-weight-complex="bold"/>
    </style:style>
    <style:style style:name="P67" style:family="paragraph" style:parent-style-name="Standard">
      <style:paragraph-properties fo:text-align="start" style:justify-single-word="false"/>
      <style:text-properties fo:font-weight="bold" officeooo:rsid="00b17177" officeooo:paragraph-rsid="00b17177" style:font-weight-asian="bold" style:font-weight-complex="bold"/>
    </style:style>
    <style:style style:name="P68" style:family="paragraph" style:parent-style-name="Standard">
      <style:paragraph-properties fo:text-align="start" style:justify-single-word="false"/>
      <style:text-properties fo:font-weight="bold" officeooo:rsid="005fdedb" officeooo:paragraph-rsid="005fdedb" fo:background-color="#ffff00" style:font-weight-asian="bold" style:font-weight-complex="bold"/>
    </style:style>
    <style:style style:name="P69" style:family="paragraph" style:parent-style-name="Standard">
      <style:paragraph-properties fo:text-align="start" style:justify-single-word="false"/>
      <style:text-properties fo:font-weight="bold" officeooo:rsid="00939738" officeooo:paragraph-rsid="00939738" fo:background-color="#ffff00" style:font-weight-asian="bold" style:font-weight-complex="bold"/>
    </style:style>
    <style:style style:name="P70" style:family="paragraph" style:parent-style-name="Standard">
      <style:paragraph-properties fo:text-align="start" style:justify-single-word="false"/>
      <style:text-properties fo:font-weight="bold" officeooo:rsid="009b4f42" officeooo:paragraph-rsid="009b4f42" fo:background-color="#ffff00" style:font-weight-asian="bold" style:font-weight-complex="bold"/>
    </style:style>
    <style:style style:name="P71" style:family="paragraph" style:parent-style-name="Standard">
      <style:paragraph-properties fo:text-align="start" style:justify-single-word="false"/>
      <style:text-properties fo:font-weight="bold" officeooo:rsid="009cd1b3" officeooo:paragraph-rsid="009cd1b3" fo:background-color="#ffff00" style:font-weight-asian="bold" style:font-weight-complex="bold"/>
    </style:style>
    <style:style style:name="P72" style:family="paragraph" style:parent-style-name="Standard">
      <style:paragraph-properties fo:text-align="start" style:justify-single-word="false"/>
      <style:text-properties fo:font-weight="bold" officeooo:paragraph-rsid="00a7cb0d" fo:background-color="#ffff00" style:font-weight-asian="bold" style:font-weight-complex="bold"/>
    </style:style>
    <style:style style:name="P73" style:family="paragraph" style:parent-style-name="Standard">
      <style:paragraph-properties fo:text-align="start" style:justify-single-word="false"/>
      <style:text-properties fo:font-weight="bold" officeooo:rsid="00bac946" officeooo:paragraph-rsid="00bac946" fo:background-color="#ffff00" style:font-weight-asian="bold" style:font-weight-complex="bold"/>
    </style:style>
    <style:style style:name="P74" style:family="paragraph" style:parent-style-name="Standard">
      <style:paragraph-properties fo:text-align="start" style:justify-single-word="false"/>
      <style:text-properties fo:font-weight="bold" officeooo:rsid="00c0d49b" officeooo:paragraph-rsid="00c0d49b" fo:background-color="#ffff00" style:font-weight-asian="bold" style:font-weight-complex="bold"/>
    </style:style>
    <style:style style:name="P75" style:family="paragraph" style:parent-style-name="Standard">
      <style:paragraph-properties fo:text-align="start" style:justify-single-word="false"/>
      <style:text-properties fo:font-weight="bold" officeooo:rsid="00939738" officeooo:paragraph-rsid="00939738" fo:background-color="transparent" style:font-weight-asian="bold" style:font-weight-complex="bold"/>
    </style:style>
    <style:style style:name="P76" style:family="paragraph" style:parent-style-name="Standard">
      <style:paragraph-properties fo:text-align="start" style:justify-single-word="false"/>
      <style:text-properties fo:font-weight="bold" officeooo:rsid="009b4f42" officeooo:paragraph-rsid="009b4f42" fo:background-color="#1f1f1f" style:font-weight-asian="bold" style:font-weight-complex="bold"/>
    </style:style>
    <style:style style:name="P77" style:family="paragraph" style:parent-style-name="Standard">
      <style:paragraph-properties fo:text-align="start" style:justify-single-word="false"/>
      <style:text-properties fo:font-weight="bold" officeooo:rsid="009b8222" officeooo:paragraph-rsid="009b4f42" fo:background-color="#1f1f1f" style:font-weight-asian="bold" style:font-weight-complex="bold"/>
    </style:style>
    <style:style style:name="P78" style:family="paragraph" style:parent-style-name="Standard">
      <style:paragraph-properties fo:text-align="start" style:justify-single-word="false"/>
      <style:text-properties fo:font-weight="bold" officeooo:rsid="00c117d7" officeooo:paragraph-rsid="00c117d7" fo:background-color="#ffffff" style:font-weight-asian="bold" style:font-weight-complex="bold"/>
    </style:style>
    <style:style style:name="P79" style:family="paragraph" style:parent-style-name="Standard">
      <style:paragraph-properties fo:text-align="start" style:justify-single-word="false"/>
      <style:text-properties fo:font-weight="bold" officeooo:rsid="00c79729" officeooo:paragraph-rsid="00c79729" fo:background-color="#ffffff" style:font-weight-asian="bold" style:font-weight-complex="bold"/>
    </style:style>
    <style:style style:name="P80" style:family="paragraph" style:parent-style-name="Standard">
      <style:paragraph-properties fo:text-align="start" style:justify-single-word="false"/>
      <style:text-properties fo:font-weight="bold" officeooo:rsid="00c9f5e7" officeooo:paragraph-rsid="00c9f5e7" fo:background-color="#ffffff" style:font-weight-asian="bold" style:font-weight-complex="bold"/>
    </style:style>
    <style:style style:name="P81" style:family="paragraph" style:parent-style-name="Standard">
      <style:paragraph-properties fo:text-align="start" style:justify-single-word="false"/>
      <style:text-properties fo:font-weight="bold" officeooo:rsid="00c0d49b" officeooo:paragraph-rsid="00c0d49b" fo:background-color="#ffffff" style:font-weight-asian="bold" style:font-weight-complex="bold"/>
    </style:style>
    <style:style style:name="P82" style:family="paragraph" style:parent-style-name="Standard">
      <style:paragraph-properties fo:text-align="start" style:justify-single-word="false"/>
      <style:text-properties officeooo:rsid="004e07e0" officeooo:paragraph-rsid="004e07e0"/>
    </style:style>
    <style:style style:name="P83" style:family="paragraph" style:parent-style-name="Standard">
      <style:paragraph-properties fo:text-align="start" style:justify-single-word="false"/>
      <style:text-properties officeooo:rsid="004e4977" officeooo:paragraph-rsid="004e4977"/>
    </style:style>
    <style:style style:name="P84" style:family="paragraph" style:parent-style-name="Standard">
      <style:paragraph-properties fo:margin-left="0cm" fo:margin-right="0cm" fo:text-indent="0cm" style:auto-text-indent="false"/>
      <style:text-properties fo:color="#111111" loext:opacity="100%" fo:font-size="16pt" officeooo:rsid="00529e39" officeooo:paragraph-rsid="00529e39" fo:background-color="#ffffff" style:font-size-asian="16pt" style:font-size-complex="16pt"/>
    </style:style>
    <style:style style:name="P85" style:family="paragraph" style:parent-style-name="Standard">
      <style:paragraph-properties fo:text-align="start" style:justify-single-word="false"/>
      <style:text-properties officeooo:rsid="00562562" officeooo:paragraph-rsid="00562562"/>
    </style:style>
    <style:style style:name="P86" style:family="paragraph" style:parent-style-name="Standard">
      <style:paragraph-properties fo:text-align="start" style:justify-single-word="false"/>
      <style:text-properties officeooo:rsid="005ea868" officeooo:paragraph-rsid="005ea868"/>
    </style:style>
    <style:style style:name="P87" style:family="paragraph" style:parent-style-name="Standard">
      <style:paragraph-properties fo:text-align="start" style:justify-single-word="false"/>
      <style:text-properties officeooo:rsid="00613eed" officeooo:paragraph-rsid="00613eed"/>
    </style:style>
    <style:style style:name="P88" style:family="paragraph" style:parent-style-name="Standard">
      <style:paragraph-properties fo:text-align="start" style:justify-single-word="false"/>
      <style:text-properties officeooo:rsid="0064408d" officeooo:paragraph-rsid="0064408d"/>
    </style:style>
    <style:style style:name="P89" style:family="paragraph" style:parent-style-name="Standard">
      <style:paragraph-properties fo:text-align="start" style:justify-single-word="false"/>
      <style:text-properties officeooo:rsid="0067371d" officeooo:paragraph-rsid="00679e09" fo:background-color="#b4c7dc"/>
    </style:style>
    <style:style style:name="P90" style:family="paragraph" style:parent-style-name="Standard">
      <style:paragraph-properties fo:text-align="start" style:justify-single-word="false"/>
      <style:text-properties officeooo:rsid="00679e09" officeooo:paragraph-rsid="00679e09"/>
    </style:style>
    <style:style style:name="P91" style:family="paragraph" style:parent-style-name="Standard">
      <style:paragraph-properties fo:text-align="start" style:justify-single-word="false"/>
      <style:text-properties officeooo:rsid="006b408c" officeooo:paragraph-rsid="006b408c"/>
    </style:style>
    <style:style style:name="P92" style:family="paragraph" style:parent-style-name="Standard">
      <style:paragraph-properties fo:text-align="start" style:justify-single-word="false"/>
      <style:text-properties officeooo:rsid="006fc331" officeooo:paragraph-rsid="006fc331"/>
    </style:style>
    <style:style style:name="P93" style:family="paragraph" style:parent-style-name="Standard">
      <style:paragraph-properties fo:text-align="start" style:justify-single-word="false"/>
      <style:text-properties fo:color="#8d281e" loext:opacity="100%" fo:font-weight="bold" officeooo:rsid="006fc331" officeooo:paragraph-rsid="006fc331" style:font-weight-asian="bold" style:font-weight-complex="bold"/>
    </style:style>
    <style:style style:name="P94" style:family="paragraph" style:parent-style-name="Standard">
      <style:paragraph-properties fo:text-align="start" style:justify-single-word="false"/>
      <style:text-properties fo:color="#8d281e" loext:opacity="100%" fo:font-weight="bold" officeooo:rsid="006fc331" officeooo:paragraph-rsid="006fc331" fo:background-color="#ffff00" style:font-weight-asian="bold" style:font-weight-complex="bold"/>
    </style:style>
    <style:style style:name="P95" style:family="paragraph" style:parent-style-name="Standard">
      <style:paragraph-properties fo:text-align="start" style:justify-single-word="false"/>
      <style:text-properties officeooo:rsid="0076bf99" officeooo:paragraph-rsid="0076bf99"/>
    </style:style>
    <style:style style:name="P96" style:family="paragraph" style:parent-style-name="Standard">
      <style:paragraph-properties fo:text-align="start" style:justify-single-word="false"/>
      <style:text-properties officeooo:rsid="007b7a19" officeooo:paragraph-rsid="007b7a19"/>
    </style:style>
    <style:style style:name="P97" style:family="paragraph" style:parent-style-name="Standard">
      <style:paragraph-properties fo:text-align="start" style:justify-single-word="false"/>
      <style:text-properties officeooo:rsid="007dedb0" officeooo:paragraph-rsid="007dedb0"/>
    </style:style>
    <style:style style:name="P98" style:family="paragraph" style:parent-style-name="Standard">
      <style:paragraph-properties fo:text-align="start" style:justify-single-word="false"/>
      <style:text-properties officeooo:rsid="007f13b7" officeooo:paragraph-rsid="007f13b7"/>
    </style:style>
    <style:style style:name="P99" style:family="paragraph" style:parent-style-name="Standard">
      <style:paragraph-properties fo:text-align="start" style:justify-single-word="false"/>
      <style:text-properties officeooo:rsid="0081bc14" officeooo:paragraph-rsid="0081bc14"/>
    </style:style>
    <style:style style:name="P100" style:family="paragraph" style:parent-style-name="Standard">
      <style:paragraph-properties fo:text-align="start" style:justify-single-word="false"/>
      <style:text-properties officeooo:rsid="008504d5" officeooo:paragraph-rsid="008504d5"/>
    </style:style>
    <style:style style:name="P101" style:family="paragraph" style:parent-style-name="Standard">
      <style:paragraph-properties fo:text-align="start" style:justify-single-word="false"/>
      <style:text-properties officeooo:rsid="008af34b" officeooo:paragraph-rsid="008af34b"/>
    </style:style>
    <style:style style:name="P102" style:family="paragraph" style:parent-style-name="Standard">
      <style:paragraph-properties fo:text-align="start" style:justify-single-word="false"/>
      <style:text-properties officeooo:paragraph-rsid="009b4f42" fo:background-color="transparent"/>
    </style:style>
    <style:style style:name="P103" style:family="paragraph" style:parent-style-name="Standard">
      <style:paragraph-properties fo:text-align="start" style:justify-single-word="false"/>
      <style:text-properties fo:color="#333333" loext:opacity="100%" fo:font-weight="bold" officeooo:rsid="009cd1b3" officeooo:paragraph-rsid="009cd1b3" fo:background-color="#ffd7d7" style:font-weight-asian="bold" style:font-weight-complex="bold"/>
    </style:style>
    <style:style style:name="P104" style:family="paragraph" style:parent-style-name="Standard">
      <style:paragraph-properties fo:text-align="start" style:justify-single-word="false"/>
      <style:text-properties fo:color="#333333" loext:opacity="100%" fo:font-weight="bold" officeooo:rsid="00a7cb0d" officeooo:paragraph-rsid="00a7cb0d" fo:background-color="#ffff00" style:font-weight-asian="bold" style:font-weight-complex="bold"/>
    </style:style>
    <style:style style:name="P105" style:family="paragraph" style:parent-style-name="Standard">
      <style:paragraph-properties fo:text-align="start" style:justify-single-word="false"/>
      <style:text-properties fo:color="#333333" loext:opacity="100%" fo:font-weight="normal" officeooo:rsid="009cd1b3" officeooo:paragraph-rsid="009cd1b3" fo:background-color="#ffffff" style:font-weight-asian="normal" style:font-weight-complex="normal"/>
    </style:style>
    <style:style style:name="P106" style:family="paragraph" style:parent-style-name="Standard">
      <style:paragraph-properties fo:text-align="start" style:justify-single-word="false"/>
      <style:text-properties fo:color="#333333" loext:opacity="100%" fo:font-weight="normal" officeooo:rsid="00a7cb0d" officeooo:paragraph-rsid="00a7cb0d" fo:background-color="#ffffff" style:font-weight-asian="normal" style:font-weight-complex="normal"/>
    </style:style>
    <style:style style:name="P107" style:family="paragraph" style:parent-style-name="Standard">
      <style:paragraph-properties fo:margin-left="0cm" fo:margin-right="0cm" fo:text-indent="0cm" style:auto-text-indent="false"/>
      <style:text-properties fo:color="#eeeeee" loext:opacity="100%" fo:background-color="#1f1f1f"/>
    </style:style>
    <style:style style:name="P108" style:family="paragraph" style:parent-style-name="Standard">
      <style:paragraph-properties fo:margin-left="0cm" fo:margin-right="0cm" fo:text-indent="0cm" style:auto-text-indent="false"/>
      <style:text-properties fo:color="#eeeeee" loext:opacity="100%" officeooo:rsid="00a2dc2c" officeooo:paragraph-rsid="00a2dc2c" fo:background-color="#1f1f1f"/>
    </style:style>
    <style:style style:name="P109" style:family="paragraph" style:parent-style-name="Standard">
      <style:paragraph-properties fo:margin-left="0cm" fo:margin-right="0cm" fo:text-indent="0cm" style:auto-text-indent="false"/>
      <style:text-properties fo:color="#eeeeee" loext:opacity="100%" officeooo:rsid="00a2dc2c" officeooo:paragraph-rsid="00a6350b" fo:background-color="#1f1f1f"/>
    </style:style>
    <style:style style:name="P110" style:family="paragraph" style:parent-style-name="Standard">
      <style:paragraph-properties fo:text-align="start" style:justify-single-word="false"/>
      <style:text-properties officeooo:rsid="00abc9d5" officeooo:paragraph-rsid="00abc9d5"/>
    </style:style>
    <style:style style:name="P111" style:family="paragraph" style:parent-style-name="Standard">
      <style:paragraph-properties fo:text-align="start" style:justify-single-word="false"/>
      <style:text-properties officeooo:rsid="00b44a94" officeooo:paragraph-rsid="00b44a94"/>
    </style:style>
    <style:style style:name="P112" style:family="paragraph" style:parent-style-name="Standard">
      <style:paragraph-properties fo:text-align="start" style:justify-single-word="false"/>
      <style:text-properties style:font-name="Linux Biolinum G" fo:font-weight="bold" officeooo:rsid="00b58b94" officeooo:paragraph-rsid="00b5e9fe" style:font-weight-asian="bold" style:font-weight-complex="bold"/>
    </style:style>
    <style:style style:name="P113" style:family="paragraph" style:parent-style-name="Standard">
      <style:paragraph-properties fo:text-align="start" style:justify-single-word="false"/>
      <style:text-properties style:font-name="Linux Biolinum G" fo:font-weight="bold" officeooo:rsid="00ba4d9d" officeooo:paragraph-rsid="00ba4d9d" style:font-weight-asian="bold" style:font-weight-complex="bold"/>
    </style:style>
    <style:style style:name="P114" style:family="paragraph" style:parent-style-name="Standard">
      <style:paragraph-properties fo:text-align="start" style:justify-single-word="false"/>
      <style:text-properties style:font-name="Linux Biolinum G" fo:font-weight="bold" officeooo:rsid="00ba4d9d" officeooo:paragraph-rsid="00ba4d9d" fo:background-color="#ffff00" style:font-weight-asian="bold" style:font-weight-complex="bold"/>
    </style:style>
    <style:style style:name="P115" style:family="paragraph" style:parent-style-name="Standard">
      <style:paragraph-properties fo:text-align="start" style:justify-single-word="false"/>
      <style:text-properties style:font-name="Liberation Serif" fo:font-weight="bold" officeooo:rsid="00b44a94" officeooo:paragraph-rsid="00b44a94" style:font-weight-asian="bold" style:font-weight-complex="bold"/>
    </style:style>
    <style:style style:name="P116" style:family="paragraph" style:parent-style-name="Standard">
      <style:paragraph-properties fo:text-align="start" style:justify-single-word="false"/>
      <style:text-properties officeooo:rsid="00bac946" officeooo:paragraph-rsid="00bac946"/>
    </style:style>
    <style:style style:name="P117" style:family="paragraph" style:parent-style-name="Standard">
      <style:paragraph-properties fo:text-align="start" style:justify-single-word="false"/>
      <style:text-properties officeooo:paragraph-rsid="00ba4d9d" fo:background-color="#e8f2a1"/>
    </style:style>
    <style:style style:name="P118" style:family="paragraph" style:parent-style-name="Standard">
      <style:paragraph-properties fo:text-align="start" style:justify-single-word="false"/>
      <style:text-properties officeooo:rsid="00c117d7" officeooo:paragraph-rsid="00c117d7" fo:background-color="#e8f2a1"/>
    </style:style>
    <style:style style:name="P119" style:family="paragraph" style:parent-style-name="Standard">
      <style:paragraph-properties fo:text-align="start" style:justify-single-word="false"/>
      <style:text-properties officeooo:rsid="00c0d49b" officeooo:paragraph-rsid="00c0d49b" fo:background-color="#ffffff"/>
    </style:style>
    <style:style style:name="P120" style:family="paragraph" style:parent-style-name="Standard">
      <style:paragraph-properties fo:text-align="start" style:justify-single-word="false"/>
      <style:text-properties officeooo:rsid="00c117d7" officeooo:paragraph-rsid="00c117d7" fo:background-color="#ffffff"/>
    </style:style>
    <style:style style:name="P121" style:family="paragraph" style:parent-style-name="Standard">
      <style:paragraph-properties fo:text-align="start" style:justify-single-word="false"/>
      <style:text-properties officeooo:rsid="00c9f5e7" officeooo:paragraph-rsid="00c9f5e7" fo:background-color="#ffffff"/>
    </style:style>
    <style:style style:name="P122" style:family="paragraph" style:parent-style-name="Standard">
      <style:paragraph-properties fo:text-align="start" style:justify-single-word="false"/>
      <style:text-properties officeooo:rsid="00d0ee42" officeooo:paragraph-rsid="00d0ee42" fo:background-color="#ffffff"/>
    </style:style>
    <style:style style:name="P123" style:family="paragraph" style:parent-style-name="Standard">
      <style:paragraph-properties fo:text-align="start" style:justify-single-word="false"/>
      <style:text-properties fo:color="#c9211e" loext:opacity="100%" fo:font-size="16pt" fo:font-weight="bold" officeooo:rsid="0031458f" officeooo:paragraph-rsid="0031458f" fo:background-color="#ffffff" style:font-size-asian="16pt" style:font-weight-asian="bold" style:font-size-complex="16pt" style:font-weight-complex="bold"/>
    </style:style>
    <style:style style:name="P124" style:family="paragraph" style:parent-style-name="Standard">
      <style:paragraph-properties fo:text-align="start" style:justify-single-word="false"/>
      <style:text-properties fo:color="#000000" loext:opacity="100%" fo:font-size="16pt" fo:font-weight="bold" officeooo:rsid="00393e6b" officeooo:paragraph-rsid="00393e6b" fo:background-color="#ffffff" style:font-size-asian="16pt" style:font-weight-asian="bold" style:font-size-complex="16pt" style:font-weight-complex="bold"/>
    </style:style>
    <style:style style:name="P125" style:family="paragraph" style:parent-style-name="Standard">
      <style:paragraph-properties fo:text-align="start" style:justify-single-word="false"/>
      <style:text-properties fo:color="#000000" loext:opacity="100%" fo:font-size="16pt" officeooo:rsid="003c3872" officeooo:paragraph-rsid="003c3872" fo:background-color="#ffffff" style:font-size-asian="16pt" style:font-size-complex="16pt"/>
    </style:style>
    <style:style style:name="P126" style:family="paragraph" style:parent-style-name="Standard">
      <style:paragraph-properties fo:text-align="start" style:justify-single-word="false"/>
      <style:text-properties fo:color="#000000" loext:opacity="100%" fo:font-size="16pt" officeooo:rsid="003d3fbc" officeooo:paragraph-rsid="003d3fbc" fo:background-color="#ffffff" style:font-size-asian="16pt" style:font-size-complex="16pt"/>
    </style:style>
    <style:style style:name="P127" style:family="paragraph" style:parent-style-name="Standard">
      <style:paragraph-properties fo:text-align="start" style:justify-single-word="false"/>
      <style:text-properties fo:font-size="16pt" officeooo:rsid="004afb36" officeooo:paragraph-rsid="004afb36" style:font-size-asian="16pt" style:font-size-complex="16pt"/>
    </style:style>
    <style:style style:name="P128" style:family="paragraph" style:parent-style-name="Standard">
      <style:paragraph-properties fo:text-align="start" style:justify-single-word="false"/>
      <style:text-properties fo:font-size="16pt" officeooo:rsid="004e4977" officeooo:paragraph-rsid="004e4977" style:font-size-asian="16pt" style:font-size-complex="16pt"/>
    </style:style>
    <style:style style:name="P129" style:family="paragraph" style:parent-style-name="Standard">
      <style:paragraph-properties fo:text-align="start" style:justify-single-word="false"/>
      <style:text-properties fo:font-size="16pt" officeooo:rsid="005ea868" officeooo:paragraph-rsid="005ea868" style:font-size-asian="16pt" style:font-size-complex="16pt"/>
    </style:style>
    <style:style style:name="P130" style:family="paragraph" style:parent-style-name="Standard">
      <style:paragraph-properties fo:text-align="start" style:justify-single-word="false"/>
      <style:text-properties fo:font-size="16pt" officeooo:rsid="0064408d" officeooo:paragraph-rsid="0064408d" style:font-size-asian="16pt" style:font-size-complex="16pt"/>
    </style:style>
    <style:style style:name="P131" style:family="paragraph" style:parent-style-name="Standard">
      <style:paragraph-properties fo:text-align="start" style:justify-single-word="false"/>
      <style:text-properties fo:font-size="16pt" officeooo:rsid="007dedb0" officeooo:paragraph-rsid="007dedb0" style:font-size-asian="16pt" style:font-size-complex="16pt"/>
    </style:style>
    <style:style style:name="P132" style:family="paragraph" style:parent-style-name="Standard">
      <style:paragraph-properties fo:text-align="start" style:justify-single-word="false"/>
      <style:text-properties fo:font-size="16pt" officeooo:rsid="007f13b7" officeooo:paragraph-rsid="007f13b7" style:font-size-asian="16pt" style:font-size-complex="16pt"/>
    </style:style>
    <style:style style:name="P133" style:family="paragraph" style:parent-style-name="Standard">
      <style:paragraph-properties fo:text-align="start" style:justify-single-word="false"/>
      <style:text-properties fo:font-size="16pt" officeooo:rsid="0081bc14" officeooo:paragraph-rsid="0081bc14" style:font-size-asian="16pt" style:font-size-complex="16pt"/>
    </style:style>
    <style:style style:name="P134" style:family="paragraph" style:parent-style-name="Standard">
      <style:paragraph-properties fo:text-align="start" style:justify-single-word="false"/>
      <style:text-properties fo:font-size="16pt" officeooo:paragraph-rsid="008af34b" style:font-size-asian="16pt" style:font-size-complex="16pt"/>
    </style:style>
    <style:style style:name="P135" style:family="paragraph" style:parent-style-name="Standard">
      <style:paragraph-properties fo:text-align="start" style:justify-single-word="false"/>
      <style:text-properties fo:font-size="16pt" officeooo:rsid="008af34b" officeooo:paragraph-rsid="008af34b" style:font-size-asian="16pt" style:font-size-complex="16pt"/>
    </style:style>
    <style:style style:name="P136" style:family="paragraph" style:parent-style-name="Standard">
      <style:paragraph-properties fo:text-align="start" style:justify-single-word="false"/>
      <style:text-properties fo:font-size="16pt" fo:font-weight="bold" officeooo:rsid="004c7cdf" officeooo:paragraph-rsid="004c7cdf" fo:background-color="#ffff00" style:font-size-asian="16pt" style:font-weight-asian="bold" style:font-size-complex="16pt" style:font-weight-complex="bold"/>
    </style:style>
    <style:style style:name="P137" style:family="paragraph" style:parent-style-name="Standard">
      <style:paragraph-properties fo:text-align="start" style:justify-single-word="false"/>
      <style:text-properties fo:font-size="16pt" fo:font-weight="bold" officeooo:rsid="007dedb0" officeooo:paragraph-rsid="007dedb0" fo:background-color="#ffff00" style:font-size-asian="16pt" style:font-weight-asian="bold" style:font-size-complex="16pt" style:font-weight-complex="bold"/>
    </style:style>
    <style:style style:name="P138" style:family="paragraph" style:parent-style-name="Standard">
      <style:paragraph-properties fo:text-align="start" style:justify-single-word="false"/>
      <style:text-properties fo:font-size="16pt" fo:font-weight="bold" officeooo:rsid="009cd1b3" officeooo:paragraph-rsid="009cd1b3" fo:background-color="#ffff00" style:font-size-asian="16pt" style:font-weight-asian="bold" style:font-size-complex="16pt" style:font-weight-complex="bold"/>
    </style:style>
    <style:style style:name="P139" style:family="paragraph" style:parent-style-name="Standard">
      <style:paragraph-properties fo:text-align="start" style:justify-single-word="false"/>
      <style:text-properties fo:font-size="16pt" fo:font-weight="normal" officeooo:rsid="009a97bf" officeooo:paragraph-rsid="00939738" fo:background-color="transparent" style:font-size-asian="16pt" style:font-weight-asian="normal" style:font-size-complex="16pt" style:font-weight-complex="normal"/>
    </style:style>
    <style:style style:name="P140" style:family="paragraph" style:parent-style-name="Standard">
      <style:paragraph-properties fo:text-align="start" style:justify-single-word="false"/>
      <style:text-properties fo:color="#cccccc" loext:opacity="100%" fo:font-size="16pt" officeooo:rsid="005069cf" officeooo:paragraph-rsid="00545466" fo:background-color="#1f1f1f" style:font-size-asian="16pt" style:font-size-complex="16pt"/>
    </style:style>
    <style:style style:name="P141" style:family="paragraph" style:parent-style-name="Standard">
      <style:paragraph-properties fo:text-align="start" style:justify-single-word="false"/>
      <style:text-properties fo:color="#333333" loext:opacity="100%" fo:font-size="16pt" fo:font-weight="bold" officeooo:rsid="00a2b669" officeooo:paragraph-rsid="009cd1b3" fo:background-color="#ffd7d7" style:font-size-asian="16pt" style:font-weight-asian="bold" style:font-size-complex="16pt" style:font-weight-complex="bold"/>
    </style:style>
    <style:style style:name="P142" style:family="paragraph" style:parent-style-name="Standard">
      <style:paragraph-properties fo:text-align="start" style:justify-single-word="false"/>
      <style:text-properties fo:color="#333333" loext:opacity="100%" fo:font-size="16pt" fo:font-weight="bold" officeooo:rsid="00bac946" officeooo:paragraph-rsid="00bac946" fo:background-color="#ffff00" style:font-size-asian="16pt" style:font-weight-asian="bold" style:font-size-complex="16pt" style:font-weight-complex="bold"/>
    </style:style>
    <style:style style:name="P143" style:family="paragraph" style:parent-style-name="Standard">
      <style:paragraph-properties fo:text-align="start" style:justify-single-word="false"/>
      <style:text-properties fo:color="#333333" loext:opacity="100%" fo:font-size="16pt" fo:font-weight="bold" officeooo:rsid="00b44a94" officeooo:paragraph-rsid="00a7cb0d" fo:background-color="#ffffff" style:font-size-asian="16pt" style:font-weight-asian="bold" style:font-size-complex="16pt" style:font-weight-complex="bold"/>
    </style:style>
    <style:style style:name="P144" style:family="paragraph" style:parent-style-name="Standard">
      <style:paragraph-properties fo:text-align="start" style:justify-single-word="false"/>
      <style:text-properties fo:color="#333333" loext:opacity="100%" fo:font-size="16pt" fo:font-weight="normal" officeooo:rsid="00a88465" officeooo:paragraph-rsid="00a7cb0d" fo:background-color="#ffffff" style:font-size-asian="16pt" style:font-weight-asian="normal" style:font-size-complex="16pt" style:font-weight-complex="normal"/>
    </style:style>
    <style:style style:name="P145" style:family="paragraph" style:parent-style-name="Standard">
      <style:paragraph-properties fo:text-align="start" style:justify-single-word="false"/>
      <style:text-properties fo:color="#333333" loext:opacity="100%" fo:font-size="16pt" fo:font-weight="normal" officeooo:rsid="00b44a94" officeooo:paragraph-rsid="00b44a94" fo:background-color="#ffffff" style:font-size-asian="16pt" style:font-weight-asian="normal" style:font-size-complex="16pt" style:font-weight-complex="normal"/>
    </style:style>
    <style:style style:name="P146" style:family="paragraph" style:parent-style-name="Standard">
      <style:paragraph-properties fo:text-align="start" style:justify-single-word="false"/>
      <style:text-properties fo:color="#333333" loext:opacity="100%" style:font-name="Liberation Serif" fo:font-size="16pt" fo:font-weight="bold" officeooo:rsid="00b5e9fe" officeooo:paragraph-rsid="00b5e9fe" fo:background-color="#ffff00" style:font-size-asian="16pt" style:font-weight-asian="bold" style:font-size-complex="16pt" style:font-weight-complex="bold"/>
    </style:style>
    <style:style style:name="P147" style:family="paragraph" style:parent-style-name="Standard">
      <style:paragraph-properties fo:text-align="start" style:justify-single-word="false"/>
      <style:text-properties fo:color="#333333" loext:opacity="100%" style:font-name="Liberation Serif" fo:font-size="16pt" fo:font-weight="bold" officeooo:rsid="00ba4d9d" officeooo:paragraph-rsid="00ba4d9d" fo:background-color="#ffff00" style:font-size-asian="16pt" style:font-weight-asian="bold" style:font-size-complex="16pt" style:font-weight-complex="bold"/>
    </style:style>
    <style:style style:name="P148" style:family="paragraph" style:parent-style-name="Standard">
      <style:paragraph-properties fo:text-align="start" style:justify-single-word="false"/>
      <style:text-properties fo:color="#333333" loext:opacity="100%" style:font-name="Liberation Serif" fo:font-size="16pt" fo:font-weight="normal" officeooo:rsid="00c36967" officeooo:paragraph-rsid="00c36967" fo:background-color="#ffffff" style:font-size-asian="16pt" style:font-weight-asian="normal" style:font-size-complex="16pt" style:font-weight-complex="normal"/>
    </style:style>
    <style:style style:name="P149" style:family="paragraph" style:parent-style-name="Standard">
      <style:paragraph-properties fo:text-align="start" style:justify-single-word="false"/>
      <style:text-properties fo:color="#333333" loext:opacity="100%" style:font-name="Liberation Serif" fo:font-size="16pt" fo:font-weight="normal" officeooo:rsid="00c3a9c4" officeooo:paragraph-rsid="00c117d7" fo:background-color="#ffffff" style:font-size-asian="16pt" style:font-weight-asian="normal" style:font-size-complex="16pt" style:font-weight-complex="normal"/>
    </style:style>
    <style:style style:name="P150" style:family="paragraph" style:parent-style-name="Standard">
      <style:paragraph-properties fo:text-align="start" style:justify-single-word="false"/>
      <style:text-properties fo:color="#333333" loext:opacity="100%" style:font-name="Liberation Serif" fo:font-size="16pt" fo:font-weight="normal" officeooo:rsid="00c79729" officeooo:paragraph-rsid="00c79729" fo:background-color="#ffffff" style:font-size-asian="16pt" style:font-weight-asian="normal" style:font-size-complex="16pt" style:font-weight-complex="normal"/>
    </style:style>
    <style:style style:name="P151" style:family="paragraph" style:parent-style-name="Standard">
      <style:paragraph-properties fo:text-align="start" style:justify-single-word="false"/>
      <style:text-properties fo:color="#333333" loext:opacity="100%" style:font-name="Liberation Serif" fo:font-size="16pt" fo:font-weight="normal" officeooo:rsid="00c9f5e7" officeooo:paragraph-rsid="00db3297" fo:background-color="#ffffff" style:font-size-asian="16pt" style:font-weight-asian="normal" style:font-size-complex="16pt" style:font-weight-complex="normal"/>
    </style:style>
    <style:style style:name="P152" style:family="paragraph" style:parent-style-name="Standard">
      <style:paragraph-properties fo:text-align="start" style:justify-single-word="false"/>
      <style:text-properties fo:color="#eeeeee" loext:opacity="100%" fo:font-size="16pt" fo:font-weight="normal" officeooo:rsid="00a2dc2c" officeooo:paragraph-rsid="009cd1b3" fo:background-color="#1f1f1f" style:font-size-asian="16pt" style:font-weight-asian="normal" style:font-size-complex="16pt" style:font-weight-complex="normal"/>
    </style:style>
    <style:style style:name="P153" style:family="paragraph" style:parent-style-name="Standard">
      <style:paragraph-properties fo:text-align="start" style:justify-single-word="false"/>
      <style:text-properties fo:color="#eeeeee" loext:opacity="100%" fo:font-size="16pt" fo:font-weight="normal" officeooo:rsid="00aa714a" officeooo:paragraph-rsid="00a7cb0d" fo:background-color="#000000" style:font-size-asian="16pt" style:font-weight-asian="normal" style:font-size-complex="16pt" style:font-weight-complex="normal"/>
    </style:style>
    <style:style style:name="P154" style:family="paragraph" style:parent-style-name="Standard">
      <style:paragraph-properties fo:text-align="start" style:justify-single-word="false"/>
      <style:text-properties fo:color="#eeeeee" loext:opacity="100%" style:font-name="Liberation Serif" fo:font-size="16pt" fo:font-weight="normal" officeooo:rsid="00ce12a0" officeooo:paragraph-rsid="00c0d49b" fo:background-color="#1f1f1f" style:font-size-asian="16pt" style:font-weight-asian="normal" style:font-size-complex="16pt" style:font-weight-complex="normal"/>
    </style:style>
    <style:style style:name="P155" style:family="paragraph" style:parent-style-name="Standard">
      <style:paragraph-properties fo:text-align="start" style:justify-single-word="false"/>
      <style:text-properties officeooo:rsid="00d40c10" officeooo:paragraph-rsid="00d40c10" fo:background-color="#ffffff"/>
    </style:style>
    <style:style style:name="P156" style:family="paragraph" style:parent-style-name="Standard">
      <style:paragraph-properties fo:text-align="start" style:justify-single-word="false"/>
      <style:text-properties officeooo:rsid="00c0d49b" officeooo:paragraph-rsid="00c0d49b" fo:background-color="#ffffff"/>
    </style:style>
    <style:style style:name="P157" style:family="paragraph" style:parent-style-name="Standard">
      <style:paragraph-properties fo:text-align="start" style:justify-single-word="false"/>
      <style:text-properties officeooo:rsid="00dc8b10" officeooo:paragraph-rsid="00dc8b10" fo:background-color="#ffffff"/>
    </style:style>
    <style:style style:name="P158" style:family="paragraph" style:parent-style-name="Standard">
      <style:paragraph-properties fo:text-align="start" style:justify-single-word="false"/>
      <style:text-properties officeooo:rsid="00e1c9c8" officeooo:paragraph-rsid="00e1c9c8" fo:background-color="#ffffff"/>
    </style:style>
    <style:style style:name="P159" style:family="paragraph" style:parent-style-name="Standard">
      <style:paragraph-properties fo:text-align="start" style:justify-single-word="false"/>
      <style:text-properties officeooo:rsid="00e22bbd" officeooo:paragraph-rsid="00e59a88" fo:background-color="#ffffff"/>
    </style:style>
    <style:style style:name="P160" style:family="paragraph" style:parent-style-name="Standard">
      <style:paragraph-properties fo:text-align="start" style:justify-single-word="false"/>
      <style:text-properties officeooo:paragraph-rsid="00dc8b10" fo:background-color="#ffffff"/>
    </style:style>
    <style:style style:name="P161" style:family="paragraph" style:parent-style-name="Standard">
      <style:paragraph-properties fo:text-align="start" style:justify-single-word="false"/>
      <style:text-properties fo:font-weight="bold" officeooo:rsid="00dc8b10" officeooo:paragraph-rsid="00dc8b10" fo:background-color="#ffffff" style:font-weight-asian="bold" style:font-weight-complex="bold"/>
    </style:style>
    <style:style style:name="P162" style:family="paragraph" style:parent-style-name="Standard">
      <style:paragraph-properties fo:text-align="start" style:justify-single-word="false"/>
      <style:text-properties fo:font-weight="bold" officeooo:rsid="00dc8b10" officeooo:paragraph-rsid="00dc8b10" fo:background-color="#ffff00" style:font-weight-asian="bold" style:font-weight-complex="bold"/>
    </style:style>
    <style:style style:name="P163" style:family="paragraph" style:parent-style-name="Text_20_body" style:list-style-name="L1"/>
    <style:style style:name="P164" style:family="paragraph" style:parent-style-name="Text_20_body" style:list-style-name="L2"/>
    <style:style style:name="P165" style:family="paragraph" style:parent-style-name="Text_20_body" style:list-style-name="L3"/>
    <style:style style:name="P166" style:family="paragraph" style:parent-style-name="Text_20_body" style:list-style-name="L4">
      <style:paragraph-properties fo:margin-left="0cm" fo:margin-right="0cm" fo:text-indent="0cm" style:auto-text-indent="false" fo:padding="0cm" fo:border="none"/>
      <style:text-properties officeooo:paragraph-rsid="00bac879"/>
    </style:style>
    <style:style style:name="P167" style:family="paragraph" style:parent-style-name="Text_20_body" style:list-style-name="L5">
      <style:paragraph-properties fo:margin-left="0cm" fo:margin-right="0cm" fo:text-indent="0cm" style:auto-text-indent="false" fo:padding="0cm" fo:border="none"/>
      <style:text-properties fo:font-size="16pt" officeooo:paragraph-rsid="00bcc41e" style:font-size-asian="16pt" style:font-size-complex="16pt"/>
    </style:style>
    <style:style style:name="T1" style:family="text">
      <style:text-properties fo:color="#c9211e" loext:opacity="100%" fo:font-size="16pt" officeooo:rsid="0015e57e" fo:background-color="#ffff00" loext:char-shading-value="0" style:font-size-asian="16pt" style:font-size-complex="16pt"/>
    </style:style>
    <style:style style:name="T2" style:family="text">
      <style:text-properties fo:color="#c9211e" loext:opacity="100%" fo:font-size="16pt" style:font-size-asian="16pt" style:font-size-complex="16pt"/>
    </style:style>
    <style:style style:name="T3" style:family="text">
      <style:text-properties fo:font-size="16pt" style:font-size-asian="16pt" style:font-size-complex="16pt"/>
    </style:style>
    <style:style style:name="T4" style:family="text">
      <style:text-properties fo:font-size="16pt" officeooo:rsid="0015e57e" style:font-size-asian="16pt" style:font-size-complex="16pt"/>
    </style:style>
    <style:style style:name="T5" style:family="text">
      <style:text-properties fo:font-size="16pt" officeooo:rsid="001a15f3" style:font-size-asian="16pt" style:font-size-complex="16pt"/>
    </style:style>
    <style:style style:name="T6" style:family="text">
      <style:text-properties fo:font-size="16pt" officeooo:rsid="001a4c50" style:font-size-asian="16pt" style:font-size-complex="16pt"/>
    </style:style>
    <style:style style:name="T7" style:family="text">
      <style:text-properties fo:font-size="16pt" officeooo:rsid="001ae58b" style:font-size-asian="16pt" style:font-size-complex="16pt"/>
    </style:style>
    <style:style style:name="T8" style:family="text">
      <style:text-properties fo:font-size="16pt" officeooo:rsid="001e9a92" style:font-size-asian="16pt" style:font-size-complex="16pt"/>
    </style:style>
    <style:style style:name="T9" style:family="text">
      <style:text-properties fo:font-size="16pt" officeooo:rsid="001fafbb" style:font-size-asian="16pt" style:font-size-complex="16pt"/>
    </style:style>
    <style:style style:name="T10" style:family="text">
      <style:text-properties fo:font-size="16pt" officeooo:rsid="00217a22" style:font-size-asian="16pt" style:font-size-complex="16pt"/>
    </style:style>
    <style:style style:name="T11" style:family="text">
      <style:text-properties fo:font-size="16pt" officeooo:rsid="0022341b" style:font-size-asian="16pt" style:font-size-complex="16pt"/>
    </style:style>
    <style:style style:name="T12" style:family="text">
      <style:text-properties fo:font-size="16pt" officeooo:rsid="0024cd48" style:font-size-asian="16pt" style:font-size-complex="16pt"/>
    </style:style>
    <style:style style:name="T13" style:family="text">
      <style:text-properties fo:font-size="16pt" officeooo:rsid="00263b3a" style:font-size-asian="16pt" style:font-size-complex="16pt"/>
    </style:style>
    <style:style style:name="T14" style:family="text">
      <style:text-properties fo:font-size="16pt" officeooo:rsid="00297f68" style:font-size-asian="16pt" style:font-size-complex="16pt"/>
    </style:style>
    <style:style style:name="T15" style:family="text">
      <style:text-properties fo:font-size="16pt" officeooo:rsid="002b881e" style:font-size-asian="16pt" style:font-size-complex="16pt"/>
    </style:style>
    <style:style style:name="T16" style:family="text">
      <style:text-properties fo:font-size="16pt" officeooo:rsid="002c603c" style:font-size-asian="16pt" style:font-size-complex="16pt"/>
    </style:style>
    <style:style style:name="T17" style:family="text">
      <style:text-properties fo:font-size="16pt" officeooo:rsid="0032e954" style:font-size-asian="16pt" style:font-size-complex="16pt"/>
    </style:style>
    <style:style style:name="T18" style:family="text">
      <style:text-properties fo:font-size="16pt" officeooo:rsid="0034084a" style:font-size-asian="16pt" style:font-size-complex="16pt"/>
    </style:style>
    <style:style style:name="T19" style:family="text">
      <style:text-properties fo:font-size="16pt" officeooo:rsid="00369f16" style:font-size-asian="16pt" style:font-size-complex="16pt"/>
    </style:style>
    <style:style style:name="T20" style:family="text">
      <style:text-properties fo:font-size="16pt" officeooo:rsid="003a4ccc" style:font-size-asian="16pt" style:font-size-complex="16pt"/>
    </style:style>
    <style:style style:name="T21" style:family="text">
      <style:text-properties fo:font-size="16pt" officeooo:rsid="003a6ac9" style:font-size-asian="16pt" style:font-size-complex="16pt"/>
    </style:style>
    <style:style style:name="T22" style:family="text">
      <style:text-properties fo:font-size="16pt" officeooo:rsid="003c3872" style:font-size-asian="16pt" style:font-size-complex="16pt"/>
    </style:style>
    <style:style style:name="T23" style:family="text">
      <style:text-properties fo:font-size="16pt" officeooo:rsid="004078b8" style:font-size-asian="16pt" style:font-size-complex="16pt"/>
    </style:style>
    <style:style style:name="T24" style:family="text">
      <style:text-properties fo:font-size="16pt" officeooo:rsid="004099b4" style:font-size-asian="16pt" style:font-size-complex="16pt"/>
    </style:style>
    <style:style style:name="T25" style:family="text">
      <style:text-properties fo:font-size="16pt" officeooo:rsid="00429cf2" style:font-size-asian="16pt" style:font-size-complex="16pt"/>
    </style:style>
    <style:style style:name="T26" style:family="text">
      <style:text-properties fo:font-size="16pt" officeooo:rsid="00442709" style:font-size-asian="16pt" style:font-size-complex="16pt"/>
    </style:style>
    <style:style style:name="T27" style:family="text">
      <style:text-properties fo:font-size="16pt" officeooo:rsid="0045a7b1" style:font-size-asian="16pt" style:font-size-complex="16pt"/>
    </style:style>
    <style:style style:name="T28" style:family="text">
      <style:text-properties fo:font-size="16pt" officeooo:rsid="0047465b" style:font-size-asian="16pt" style:font-size-complex="16pt"/>
    </style:style>
    <style:style style:name="T29" style:family="text">
      <style:text-properties fo:font-size="16pt" officeooo:rsid="0047e4a0" style:font-size-asian="16pt" style:font-size-complex="16pt"/>
    </style:style>
    <style:style style:name="T30" style:family="text">
      <style:text-properties fo:font-size="16pt" officeooo:rsid="004deea0" style:font-size-asian="16pt" style:font-size-complex="16pt"/>
    </style:style>
    <style:style style:name="T31" style:family="text">
      <style:text-properties fo:font-size="16pt" officeooo:rsid="004df876" style:font-size-asian="16pt" style:font-size-complex="16pt"/>
    </style:style>
    <style:style style:name="T32" style:family="text">
      <style:text-properties fo:font-size="16pt" officeooo:rsid="004e4977" style:font-size-asian="16pt" style:font-size-complex="16pt"/>
    </style:style>
    <style:style style:name="T33" style:family="text">
      <style:text-properties fo:font-size="16pt" officeooo:rsid="004e83bf" style:font-size-asian="16pt" style:font-size-complex="16pt"/>
    </style:style>
    <style:style style:name="T34" style:family="text">
      <style:text-properties fo:font-size="16pt" officeooo:rsid="005069cf" style:font-size-asian="16pt" style:font-size-complex="16pt"/>
    </style:style>
    <style:style style:name="T35" style:family="text">
      <style:text-properties fo:font-size="16pt" officeooo:rsid="004f69e0" style:font-size-asian="16pt" style:font-size-complex="16pt"/>
    </style:style>
    <style:style style:name="T36" style:family="text">
      <style:text-properties fo:font-size="16pt" officeooo:rsid="00562562" style:font-size-asian="16pt" style:font-size-complex="16pt"/>
    </style:style>
    <style:style style:name="T37" style:family="text">
      <style:text-properties fo:font-size="16pt" officeooo:rsid="005b83f0" style:font-size-asian="16pt" style:font-size-complex="16pt"/>
    </style:style>
    <style:style style:name="T38" style:family="text">
      <style:text-properties fo:font-size="16pt" officeooo:rsid="005d0a8b" style:font-size-asian="16pt" style:font-size-complex="16pt"/>
    </style:style>
    <style:style style:name="T39" style:family="text">
      <style:text-properties fo:font-size="16pt" officeooo:rsid="005d624c" style:font-size-asian="16pt" style:font-size-complex="16pt"/>
    </style:style>
    <style:style style:name="T40" style:family="text">
      <style:text-properties fo:font-size="16pt" officeooo:rsid="0061af0b" style:font-size-asian="16pt" style:font-size-complex="16pt"/>
    </style:style>
    <style:style style:name="T41" style:family="text">
      <style:text-properties fo:font-size="16pt" officeooo:rsid="006234a5" style:font-size-asian="16pt" style:font-size-complex="16pt"/>
    </style:style>
    <style:style style:name="T42" style:family="text">
      <style:text-properties fo:font-size="16pt" officeooo:rsid="0065aab6" style:font-size-asian="16pt" style:font-size-complex="16pt"/>
    </style:style>
    <style:style style:name="T43" style:family="text">
      <style:text-properties fo:font-size="16pt" officeooo:rsid="00679e09" style:font-size-asian="16pt" style:font-size-complex="16pt"/>
    </style:style>
    <style:style style:name="T44" style:family="text">
      <style:text-properties fo:font-size="16pt" officeooo:rsid="0067eca6" style:font-size-asian="16pt" style:font-size-complex="16pt"/>
    </style:style>
    <style:style style:name="T45" style:family="text">
      <style:text-properties fo:font-size="16pt" officeooo:rsid="0069aaa8" style:font-size-asian="16pt" style:font-size-complex="16pt"/>
    </style:style>
    <style:style style:name="T46" style:family="text">
      <style:text-properties fo:font-size="16pt" officeooo:rsid="0069e152" style:font-size-asian="16pt" style:font-size-complex="16pt"/>
    </style:style>
    <style:style style:name="T47" style:family="text">
      <style:text-properties fo:font-size="16pt" officeooo:rsid="006bac4b" style:font-size-asian="16pt" style:font-size-complex="16pt"/>
    </style:style>
    <style:style style:name="T48" style:family="text">
      <style:text-properties fo:font-size="16pt" officeooo:rsid="006d43b2" style:font-size-asian="16pt" style:font-size-complex="16pt"/>
    </style:style>
    <style:style style:name="T49" style:family="text">
      <style:text-properties fo:font-size="16pt" officeooo:rsid="007357e8" style:font-size-asian="16pt" style:font-size-complex="16pt"/>
    </style:style>
    <style:style style:name="T50" style:family="text">
      <style:text-properties fo:font-size="16pt" officeooo:rsid="00785b1b" style:font-size-asian="16pt" style:font-size-complex="16pt"/>
    </style:style>
    <style:style style:name="T51" style:family="text">
      <style:text-properties fo:font-size="16pt" officeooo:rsid="007992a5" style:font-size-asian="16pt" style:font-size-complex="16pt"/>
    </style:style>
    <style:style style:name="T52" style:family="text">
      <style:text-properties fo:font-size="16pt" officeooo:rsid="007b45f7" style:font-size-asian="16pt" style:font-size-complex="16pt"/>
    </style:style>
    <style:style style:name="T53" style:family="text">
      <style:text-properties fo:font-size="16pt" officeooo:rsid="007d3b40" style:font-size-asian="16pt" style:font-size-complex="16pt"/>
    </style:style>
    <style:style style:name="T54" style:family="text">
      <style:text-properties fo:font-size="16pt" officeooo:rsid="007e2d8b" style:font-size-asian="16pt" style:font-size-complex="16pt"/>
    </style:style>
    <style:style style:name="T55" style:family="text">
      <style:text-properties fo:font-size="16pt" officeooo:rsid="00837b90" style:font-size-asian="16pt" style:font-size-complex="16pt"/>
    </style:style>
    <style:style style:name="T56" style:family="text">
      <style:text-properties fo:font-size="16pt" officeooo:rsid="008504d5" style:font-size-asian="16pt" style:font-size-complex="16pt"/>
    </style:style>
    <style:style style:name="T57" style:family="text">
      <style:text-properties fo:font-size="16pt" officeooo:rsid="0086f6e6" style:font-size-asian="16pt" style:font-size-complex="16pt"/>
    </style:style>
    <style:style style:name="T58" style:family="text">
      <style:text-properties fo:font-size="16pt" officeooo:rsid="00876069" style:font-size-asian="16pt" style:font-size-complex="16pt"/>
    </style:style>
    <style:style style:name="T59" style:family="text">
      <style:text-properties fo:font-size="16pt" officeooo:rsid="0087a3a5" style:font-size-asian="16pt" style:font-size-complex="16pt"/>
    </style:style>
    <style:style style:name="T60" style:family="text">
      <style:text-properties fo:font-size="16pt" officeooo:rsid="00887c5b" style:font-size-asian="16pt" style:font-size-complex="16pt"/>
    </style:style>
    <style:style style:name="T61" style:family="text">
      <style:text-properties fo:font-size="16pt" officeooo:rsid="008ea087" style:font-size-asian="16pt" style:font-size-complex="16pt"/>
    </style:style>
    <style:style style:name="T62" style:family="text">
      <style:text-properties fo:font-size="16pt" officeooo:rsid="0091517a" style:font-size-asian="16pt" style:font-size-complex="16pt"/>
    </style:style>
    <style:style style:name="T63" style:family="text">
      <style:text-properties fo:font-size="16pt" officeooo:rsid="0091a7db" style:font-size-asian="16pt" style:font-size-complex="16pt"/>
    </style:style>
    <style:style style:name="T64" style:family="text">
      <style:text-properties fo:font-size="16pt" officeooo:rsid="0091c76c" style:font-size-asian="16pt" style:font-size-complex="16pt"/>
    </style:style>
    <style:style style:name="T65" style:family="text">
      <style:text-properties fo:font-size="16pt" officeooo:rsid="00939738" style:font-size-asian="16pt" style:font-size-complex="16pt"/>
    </style:style>
    <style:style style:name="T66" style:family="text">
      <style:text-properties fo:font-size="16pt" officeooo:rsid="00948461" style:font-size-asian="16pt" style:font-size-complex="16pt"/>
    </style:style>
    <style:style style:name="T67" style:family="text">
      <style:text-properties fo:font-size="16pt" officeooo:rsid="009a97bf" style:font-size-asian="16pt" style:font-size-complex="16pt"/>
    </style:style>
    <style:style style:name="T68" style:family="text">
      <style:text-properties fo:font-size="16pt" officeooo:rsid="009b8222" style:font-size-asian="16pt" style:font-size-complex="16pt"/>
    </style:style>
    <style:style style:name="T69" style:family="text">
      <style:text-properties fo:font-size="16pt" officeooo:rsid="009c068a" style:font-size-asian="16pt" style:font-size-complex="16pt"/>
    </style:style>
    <style:style style:name="T70" style:family="text">
      <style:text-properties fo:font-size="16pt" officeooo:rsid="009efb90" style:font-size-asian="16pt" style:font-size-complex="16pt"/>
    </style:style>
    <style:style style:name="T71" style:family="text">
      <style:text-properties fo:font-size="16pt" officeooo:rsid="00a08177" style:font-size-asian="16pt" style:font-size-complex="16pt"/>
    </style:style>
    <style:style style:name="T72" style:family="text">
      <style:text-properties fo:font-size="16pt" officeooo:rsid="00a2b669" style:font-size-asian="16pt" style:font-size-complex="16pt"/>
    </style:style>
    <style:style style:name="T73" style:family="text">
      <style:text-properties fo:font-size="16pt" officeooo:rsid="00a2dc2c" style:font-size-asian="16pt" style:font-size-complex="16pt"/>
    </style:style>
    <style:style style:name="T74" style:family="text">
      <style:text-properties fo:font-size="16pt" officeooo:rsid="00a4cf8b" style:font-size-asian="16pt" style:font-size-complex="16pt"/>
    </style:style>
    <style:style style:name="T75" style:family="text">
      <style:text-properties fo:font-size="16pt" officeooo:rsid="00a88465" style:font-size-asian="16pt" style:font-size-complex="16pt"/>
    </style:style>
    <style:style style:name="T76" style:family="text">
      <style:text-properties fo:font-size="16pt" officeooo:rsid="00a9a47e" style:font-size-asian="16pt" style:font-size-complex="16pt"/>
    </style:style>
    <style:style style:name="T77" style:family="text">
      <style:text-properties fo:font-size="16pt" fo:font-weight="bold" style:font-size-asian="16pt" style:font-weight-asian="bold" style:font-size-complex="16pt" style:font-weight-complex="bold"/>
    </style:style>
    <style:style style:name="T78" style:family="text">
      <style:text-properties fo:font-size="16pt" fo:font-weight="bold" officeooo:rsid="001e9a92" style:font-size-asian="16pt" style:font-weight-asian="bold" style:font-size-complex="16pt" style:font-weight-complex="bold"/>
    </style:style>
    <style:style style:name="T79" style:family="text">
      <style:text-properties fo:font-size="16pt" fo:font-weight="bold" officeooo:rsid="001fafbb" style:font-size-asian="16pt" style:font-weight-asian="bold" style:font-size-complex="16pt" style:font-weight-complex="bold"/>
    </style:style>
    <style:style style:name="T80" style:family="text">
      <style:text-properties fo:font-size="16pt" fo:font-weight="bold" officeooo:rsid="00262d3e" style:font-size-asian="16pt" style:font-weight-asian="bold" style:font-size-complex="16pt" style:font-weight-complex="bold"/>
    </style:style>
    <style:style style:name="T81" style:family="text">
      <style:text-properties fo:font-size="16pt" fo:font-weight="bold" officeooo:rsid="00372fe1" style:font-size-asian="16pt" style:font-weight-asian="bold" style:font-size-complex="16pt" style:font-weight-complex="bold"/>
    </style:style>
    <style:style style:name="T82" style:family="text">
      <style:text-properties fo:font-size="16pt" fo:font-weight="bold" officeooo:rsid="00393e6b" style:font-size-asian="16pt" style:font-weight-asian="bold" style:font-size-complex="16pt" style:font-weight-complex="bold"/>
    </style:style>
    <style:style style:name="T83" style:family="text">
      <style:text-properties fo:font-size="16pt" fo:font-weight="bold" officeooo:rsid="004099b4" style:font-size-asian="16pt" style:font-weight-asian="bold" style:font-size-complex="16pt" style:font-weight-complex="bold"/>
    </style:style>
    <style:style style:name="T84" style:family="text">
      <style:text-properties fo:font-size="16pt" fo:font-weight="bold" officeooo:rsid="007b45f7" style:font-size-asian="16pt" style:font-weight-asian="bold" style:font-size-complex="16pt" style:font-weight-complex="bold"/>
    </style:style>
    <style:style style:name="T85" style:family="text">
      <style:text-properties fo:font-size="16pt" fo:font-weight="bold" fo:background-color="#ffff00" loext:char-shading-value="0" style:font-size-asian="16pt" style:font-weight-asian="bold" style:font-size-complex="16pt" style:font-weight-complex="bold"/>
    </style:style>
    <style:style style:name="T86" style:family="text">
      <style:text-properties fo:font-size="16pt" fo:font-weight="bold" officeooo:rsid="005069cf" fo:background-color="#ffff00" loext:char-shading-value="0" style:font-size-asian="16pt" style:font-weight-asian="bold" style:font-size-complex="16pt" style:font-weight-complex="bold"/>
    </style:style>
    <style:style style:name="T87" style:family="text">
      <style:text-properties fo:font-size="16pt" fo:font-weight="bold" officeooo:rsid="00562562" fo:background-color="#ffff00" loext:char-shading-value="0" style:font-size-asian="16pt" style:font-weight-asian="bold" style:font-size-complex="16pt" style:font-weight-complex="bold"/>
    </style:style>
    <style:style style:name="T88" style:family="text">
      <style:text-properties fo:font-size="16pt" fo:font-weight="bold" officeooo:rsid="006234a5" fo:background-color="#ffff00" loext:char-shading-value="0" style:font-size-asian="16pt" style:font-weight-asian="bold" style:font-size-complex="16pt" style:font-weight-complex="bold"/>
    </style:style>
    <style:style style:name="T89" style:family="text">
      <style:text-properties fo:font-size="16pt" fo:font-weight="bold" officeooo:rsid="008a19f0" fo:background-color="#ffff00" loext:char-shading-value="0" style:font-size-asian="16pt" style:font-weight-asian="bold" style:font-size-complex="16pt" style:font-weight-complex="bold"/>
    </style:style>
    <style:style style:name="T90" style:family="text">
      <style:text-properties fo:font-size="16pt" fo:font-weight="bold" officeooo:rsid="008cd0a9" fo:background-color="#ffff00" loext:char-shading-value="0" style:font-size-asian="16pt" style:font-weight-asian="bold" style:font-size-complex="16pt" style:font-weight-complex="bold"/>
    </style:style>
    <style:style style:name="T91" style:family="text">
      <style:text-properties fo:font-size="16pt" officeooo:rsid="00562562" fo:background-color="#ffff00" loext:char-shading-value="0" style:font-size-asian="16pt" style:font-size-complex="16pt"/>
    </style:style>
    <style:style style:name="T92" style:family="text">
      <style:text-properties fo:font-size="16pt" fo:font-weight="normal" style:font-size-asian="16pt" style:font-weight-asian="normal" style:font-size-complex="16pt" style:font-weight-complex="normal"/>
    </style:style>
    <style:style style:name="T93" style:family="text">
      <style:text-properties fo:font-size="16pt" fo:font-weight="normal" officeooo:rsid="00948461" style:font-size-asian="16pt" style:font-weight-asian="normal" style:font-size-complex="16pt" style:font-weight-complex="normal"/>
    </style:style>
    <style:style style:name="T94" style:family="text">
      <style:text-properties fo:font-size="16pt" fo:font-weight="normal" officeooo:rsid="0095d7d2" style:font-size-asian="16pt" style:font-weight-asian="normal" style:font-size-complex="16pt" style:font-weight-complex="normal"/>
    </style:style>
    <style:style style:name="T95" style:family="text">
      <style:text-properties fo:font-size="16pt" fo:font-weight="normal" officeooo:rsid="009a97bf" style:font-size-asian="16pt" style:font-weight-asian="normal" style:font-size-complex="16pt" style:font-weight-complex="normal"/>
    </style:style>
    <style:style style:name="T96" style:family="text">
      <style:text-properties fo:font-size="16pt" fo:font-weight="normal" officeooo:rsid="009b4f42" style:font-size-asian="16pt" style:font-weight-asian="normal" style:font-size-complex="16pt" style:font-weight-complex="normal"/>
    </style:style>
    <style:style style:name="T97" style:family="text">
      <style:text-properties fo:color="#cccccc" loext:opacity="100%"/>
    </style:style>
    <style:style style:name="T98" style:family="text">
      <style:text-properties fo:color="#cccccc" loext:opacity="100%" fo:font-size="16pt" style:font-size-asian="16pt" style:font-size-complex="16pt"/>
    </style:style>
    <style:style style:name="T99" style:family="text">
      <style:text-properties fo:color="#cccccc" loext:opacity="100%" fo:font-size="16pt" officeooo:rsid="001a4c50" style:font-size-asian="16pt" style:font-size-complex="16pt"/>
    </style:style>
    <style:style style:name="T100" style:family="text">
      <style:text-properties fo:color="#cccccc" loext:opacity="100%" fo:font-size="16pt" officeooo:rsid="00a08177" style:font-size-asian="16pt" style:font-size-complex="16pt"/>
    </style:style>
    <style:style style:name="T101" style:family="text">
      <style:text-properties fo:color="#cccccc" loext:opacity="100%" fo:font-size="16pt" fo:background-color="#1f1f1f" loext:char-shading-value="0" style:font-size-asian="16pt" style:font-size-complex="16pt"/>
    </style:style>
    <style:style style:name="T102" style:family="text">
      <style:text-properties fo:color="#cccccc" loext:opacity="100%" fo:font-size="16pt" fo:font-weight="normal" style:font-size-asian="16pt" style:font-weight-asian="normal" style:font-size-complex="16pt" style:font-weight-complex="normal"/>
    </style:style>
    <style:style style:name="T103" style:family="text">
      <style:text-properties fo:color="#cccccc" loext:opacity="100%" fo:font-size="16pt" fo:font-weight="normal" fo:background-color="#1f1f1f" loext:char-shading-value="0" style:font-size-asian="16pt" style:font-weight-asian="normal" style:font-size-complex="16pt" style:font-weight-complex="normal"/>
    </style:style>
    <style:style style:name="T104" style:family="text">
      <style:text-properties fo:color="#cccccc" loext:opacity="100%" style:font-name="Liberation Serif" fo:font-size="16pt" fo:font-weight="normal" officeooo:rsid="00cf7f04" style:font-size-asian="16pt" style:font-weight-asian="normal" style:font-size-complex="16pt" style:font-weight-complex="normal"/>
    </style:style>
    <style:style style:name="T105" style:family="text">
      <style:text-properties fo:color="#cccccc" loext:opacity="100%" style:font-name="Liberation Serif" fo:font-size="16pt" fo:font-weight="normal" officeooo:rsid="00d22b6e" style:font-size-asian="16pt" style:font-weight-asian="normal" style:font-size-complex="16pt" style:font-weight-complex="normal"/>
    </style:style>
    <style:style style:name="T106" style:family="text">
      <style:text-properties fo:color="#cccccc"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07" style:family="text">
      <style:text-properties fo:color="#808080" loext:opacity="100%"/>
    </style:style>
    <style:style style:name="T108" style:family="text">
      <style:text-properties fo:color="#808080" loext:opacity="100%" fo:font-size="16pt" style:font-size-asian="16pt" style:font-size-complex="16pt"/>
    </style:style>
    <style:style style:name="T109" style:family="text">
      <style:text-properties fo:color="#808080" loext:opacity="100%" fo:font-size="16pt" officeooo:rsid="001a4c50" style:font-size-asian="16pt" style:font-size-complex="16pt"/>
    </style:style>
    <style:style style:name="T110" style:family="text">
      <style:text-properties fo:color="#808080" loext:opacity="100%" fo:font-size="16pt" officeooo:rsid="00a08177" style:font-size-asian="16pt" style:font-size-complex="16pt"/>
    </style:style>
    <style:style style:name="T111" style:family="text">
      <style:text-properties fo:color="#808080" loext:opacity="100%" fo:font-size="16pt" fo:background-color="#1f1f1f" loext:char-shading-value="0" style:font-size-asian="16pt" style:font-size-complex="16pt"/>
    </style:style>
    <style:style style:name="T112" style:family="text">
      <style:text-properties fo:color="#808080" loext:opacity="100%" fo:font-size="16pt" fo:font-weight="normal" style:font-size-asian="16pt" style:font-weight-asian="normal" style:font-size-complex="16pt" style:font-weight-complex="normal"/>
    </style:style>
    <style:style style:name="T113" style:family="text">
      <style:text-properties fo:color="#569cd6" loext:opacity="100%"/>
    </style:style>
    <style:style style:name="T114" style:family="text">
      <style:text-properties fo:color="#569cd6" loext:opacity="100%" fo:font-size="16pt" style:font-size-asian="16pt" style:font-size-complex="16pt"/>
    </style:style>
    <style:style style:name="T115" style:family="text">
      <style:text-properties fo:color="#569cd6" loext:opacity="100%" fo:font-size="16pt" officeooo:rsid="001a4c50" style:font-size-asian="16pt" style:font-size-complex="16pt"/>
    </style:style>
    <style:style style:name="T116" style:family="text">
      <style:text-properties fo:color="#569cd6" loext:opacity="100%" fo:font-size="16pt" fo:background-color="#1f1f1f" loext:char-shading-value="0" style:font-size-asian="16pt" style:font-size-complex="16pt"/>
    </style:style>
    <style:style style:name="T117" style:family="text">
      <style:text-properties fo:color="#569cd6" loext:opacity="100%" fo:font-size="16pt" officeooo:rsid="008504d5" fo:background-color="#1f1f1f" loext:char-shading-value="0" style:font-size-asian="16pt" style:font-size-complex="16pt"/>
    </style:style>
    <style:style style:name="T118" style:family="text">
      <style:text-properties fo:color="#569cd6" loext:opacity="100%" fo:font-size="16pt" fo:font-weight="normal" style:font-size-asian="16pt" style:font-weight-asian="normal" style:font-size-complex="16pt" style:font-weight-complex="normal"/>
    </style:style>
    <style:style style:name="T119" style:family="text">
      <style:text-properties fo:color="#569cd6" loext:opacity="100%" fo:font-size="16pt" fo:font-weight="normal" fo:background-color="#1f1f1f" loext:char-shading-value="0" style:font-size-asian="16pt" style:font-weight-asian="normal" style:font-size-complex="16pt" style:font-weight-complex="normal"/>
    </style:style>
    <style:style style:name="T120" style:family="text">
      <style:text-properties fo:color="#569cd6" loext:opacity="100%" style:font-name="Liberation Serif" fo:font-size="16pt" fo:font-weight="normal" officeooo:rsid="00cf7f04" style:font-size-asian="16pt" style:font-weight-asian="normal" style:font-size-complex="16pt" style:font-weight-complex="normal"/>
    </style:style>
    <style:style style:name="T121" style:family="text">
      <style:text-properties fo:color="#569cd6"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22" style:family="text">
      <style:text-properties fo:color="#d4d4d4" loext:opacity="100%"/>
    </style:style>
    <style:style style:name="T123" style:family="text">
      <style:text-properties fo:color="#d4d4d4" loext:opacity="100%" fo:font-size="16pt" style:font-size-asian="16pt" style:font-size-complex="16pt"/>
    </style:style>
    <style:style style:name="T124" style:family="text">
      <style:text-properties fo:color="#d4d4d4" loext:opacity="100%" fo:font-size="16pt" officeooo:rsid="001a4c50" style:font-size-asian="16pt" style:font-size-complex="16pt"/>
    </style:style>
    <style:style style:name="T125" style:family="text">
      <style:text-properties fo:color="#d4d4d4" loext:opacity="100%" fo:font-size="16pt" officeooo:rsid="00a08177" style:font-size-asian="16pt" style:font-size-complex="16pt"/>
    </style:style>
    <style:style style:name="T126" style:family="text">
      <style:text-properties fo:color="#d4d4d4" loext:opacity="100%" fo:font-size="16pt" fo:background-color="#1f1f1f" loext:char-shading-value="0" style:font-size-asian="16pt" style:font-size-complex="16pt"/>
    </style:style>
    <style:style style:name="T127" style:family="text">
      <style:text-properties fo:color="#d4d4d4" loext:opacity="100%" fo:font-size="16pt" fo:font-weight="normal" style:font-size-asian="16pt" style:font-weight-asian="normal" style:font-size-complex="16pt" style:font-weight-complex="normal"/>
    </style:style>
    <style:style style:name="T128" style:family="text">
      <style:text-properties fo:color="#d4d4d4" loext:opacity="100%" fo:font-size="16pt" fo:font-weight="normal" fo:background-color="#1f1f1f" loext:char-shading-value="0" style:font-size-asian="16pt" style:font-weight-asian="normal" style:font-size-complex="16pt" style:font-weight-complex="normal"/>
    </style:style>
    <style:style style:name="T129" style:family="text">
      <style:text-properties fo:color="#d4d4d4" loext:opacity="100%" style:font-name="Liberation Serif" fo:font-size="16pt" fo:font-weight="normal" officeooo:rsid="00cf7f04" style:font-size-asian="16pt" style:font-weight-asian="normal" style:font-size-complex="16pt" style:font-weight-complex="normal"/>
    </style:style>
    <style:style style:name="T130" style:family="text">
      <style:text-properties fo:color="#d4d4d4"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31" style:family="text">
      <style:text-properties fo:color="#9cdcfe" loext:opacity="100%"/>
    </style:style>
    <style:style style:name="T132" style:family="text">
      <style:text-properties fo:color="#9cdcfe" loext:opacity="100%" fo:font-size="16pt" style:font-size-asian="16pt" style:font-size-complex="16pt"/>
    </style:style>
    <style:style style:name="T133" style:family="text">
      <style:text-properties fo:color="#9cdcfe" loext:opacity="100%" fo:font-size="16pt" officeooo:rsid="001a4c50" style:font-size-asian="16pt" style:font-size-complex="16pt"/>
    </style:style>
    <style:style style:name="T134" style:family="text">
      <style:text-properties fo:color="#9cdcfe" loext:opacity="100%" fo:font-size="16pt" officeooo:rsid="00a08177" style:font-size-asian="16pt" style:font-size-complex="16pt"/>
    </style:style>
    <style:style style:name="T135" style:family="text">
      <style:text-properties fo:color="#9cdcfe" loext:opacity="100%" fo:font-size="16pt" fo:background-color="#1f1f1f" loext:char-shading-value="0" style:font-size-asian="16pt" style:font-size-complex="16pt"/>
    </style:style>
    <style:style style:name="T136" style:family="text">
      <style:text-properties fo:color="#9cdcfe" loext:opacity="100%" fo:font-size="16pt" fo:font-weight="normal" style:font-size-asian="16pt" style:font-weight-asian="normal" style:font-size-complex="16pt" style:font-weight-complex="normal"/>
    </style:style>
    <style:style style:name="T137" style:family="text">
      <style:text-properties fo:color="#ce9178" loext:opacity="100%"/>
    </style:style>
    <style:style style:name="T138" style:family="text">
      <style:text-properties fo:color="#ce9178" loext:opacity="100%" fo:font-size="16pt" officeooo:rsid="00a08177" style:font-size-asian="16pt" style:font-size-complex="16pt"/>
    </style:style>
    <style:style style:name="T139" style:family="text">
      <style:text-properties fo:color="#ce9178" loext:opacity="100%" fo:font-size="16pt" fo:background-color="#1f1f1f" loext:char-shading-value="0" style:font-size-asian="16pt" style:font-size-complex="16pt"/>
    </style:style>
    <style:style style:name="T140" style:family="text">
      <style:text-properties fo:color="#ce9178" loext:opacity="100%" fo:font-size="16pt" fo:font-weight="normal" style:font-size-asian="16pt" style:font-weight-asian="normal" style:font-size-complex="16pt" style:font-weight-complex="normal"/>
    </style:style>
    <style:style style:name="T141" style:family="text">
      <style:text-properties fo:color="#4fc1ff" loext:opacity="100%"/>
    </style:style>
    <style:style style:name="T142" style:family="text">
      <style:text-properties fo:color="#4fc1ff" loext:opacity="100%" fo:font-size="16pt" style:font-size-asian="16pt" style:font-size-complex="16pt"/>
    </style:style>
    <style:style style:name="T143" style:family="text">
      <style:text-properties fo:color="#4fc1ff" loext:opacity="100%" fo:font-size="16pt" officeooo:rsid="001a4c50" style:font-size-asian="16pt" style:font-size-complex="16pt"/>
    </style:style>
    <style:style style:name="T144" style:family="text">
      <style:text-properties fo:color="#4fc1ff" loext:opacity="100%" fo:font-size="16pt" fo:background-color="#1f1f1f" loext:char-shading-value="0" style:font-size-asian="16pt" style:font-size-complex="16pt"/>
    </style:style>
    <style:style style:name="T145" style:family="text">
      <style:text-properties fo:color="#4fc1ff" loext:opacity="100%" fo:font-size="16pt" officeooo:rsid="0086481f" fo:background-color="#1f1f1f" loext:char-shading-value="0" style:font-size-asian="16pt" style:font-size-complex="16pt"/>
    </style:style>
    <style:style style:name="T146" style:family="text">
      <style:text-properties fo:color="#4fc1ff" loext:opacity="100%" fo:font-size="16pt" fo:font-weight="normal" style:font-size-asian="16pt" style:font-weight-asian="normal" style:font-size-complex="16pt" style:font-weight-complex="normal"/>
    </style:style>
    <style:style style:name="T147" style:family="text">
      <style:text-properties fo:color="#4fc1ff" loext:opacity="100%" fo:font-size="16pt" fo:font-weight="normal" fo:background-color="#1f1f1f" loext:char-shading-value="0" style:font-size-asian="16pt" style:font-weight-asian="normal" style:font-size-complex="16pt" style:font-weight-complex="normal"/>
    </style:style>
    <style:style style:name="T148" style:family="text">
      <style:text-properties fo:color="#4fc1ff" loext:opacity="100%" style:font-name="Liberation Serif" fo:font-size="16pt" fo:font-weight="normal" officeooo:rsid="00cf7f04" style:font-size-asian="16pt" style:font-weight-asian="normal" style:font-size-complex="16pt" style:font-weight-complex="normal"/>
    </style:style>
    <style:style style:name="T149" style:family="text">
      <style:text-properties fo:color="#4fc1ff"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50" style:family="text">
      <style:text-properties fo:color="#dcdcaa" loext:opacity="100%"/>
    </style:style>
    <style:style style:name="T151" style:family="text">
      <style:text-properties fo:color="#dcdcaa" loext:opacity="100%" fo:font-size="16pt" style:font-size-asian="16pt" style:font-size-complex="16pt"/>
    </style:style>
    <style:style style:name="T152" style:family="text">
      <style:text-properties fo:color="#dcdcaa" loext:opacity="100%" fo:font-size="16pt" officeooo:rsid="001a4c50" style:font-size-asian="16pt" style:font-size-complex="16pt"/>
    </style:style>
    <style:style style:name="T153" style:family="text">
      <style:text-properties fo:color="#dcdcaa" loext:opacity="100%" style:font-name="Liberation Serif" fo:font-size="16pt" fo:font-weight="normal" officeooo:rsid="00cf7f04" style:font-size-asian="16pt" style:font-weight-asian="normal" style:font-size-complex="16pt" style:font-weight-complex="normal"/>
    </style:style>
    <style:style style:name="T154" style:family="text">
      <style:text-properties fo:color="#dcdcaa"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55" style:family="text">
      <style:text-properties fo:color="#000000" loext:opacity="100%" fo:font-size="16pt" officeooo:rsid="002e86a6" fo:background-color="#ffffff" loext:char-shading-value="0" style:font-size-asian="16pt" style:font-size-complex="16pt"/>
    </style:style>
    <style:style style:name="T156" style:family="text">
      <style:text-properties fo:color="#000000" loext:opacity="100%" fo:font-size="16pt" fo:font-weight="normal" officeooo:rsid="00429cf2" fo:background-color="transparent" loext:char-shading-value="0" style:font-size-asian="16pt" style:font-weight-asian="normal" style:font-size-complex="16pt" style:font-weight-complex="normal"/>
    </style:style>
    <style:style style:name="T157" style:family="text">
      <style:text-properties fo:color="#000000" loext:opacity="100%" fo:font-size="16pt" fo:font-weight="bold" officeooo:rsid="00498bd6" fo:background-color="transparent" loext:char-shading-value="0" style:font-size-asian="16pt" style:font-weight-asian="bold" style:font-size-complex="16pt" style:font-weight-complex="bold"/>
    </style:style>
    <style:style style:name="T158" style:family="text">
      <style:text-properties officeooo:rsid="00531d33"/>
    </style:style>
    <style:style style:name="T159" style:family="text">
      <style:text-properties officeooo:rsid="00545466"/>
    </style:style>
    <style:style style:name="T160" style:family="text">
      <style:text-properties fo:color="#c586c0" loext:opacity="100%"/>
    </style:style>
    <style:style style:name="T161" style:family="text">
      <style:text-properties fo:color="#4ec9b0" loext:opacity="100%"/>
    </style:style>
    <style:style style:name="T162" style:family="text">
      <style:text-properties fo:color="#4ec9b0" loext:opacity="100%" fo:font-size="16pt" style:font-size-asian="16pt" style:font-size-complex="16pt"/>
    </style:style>
    <style:style style:name="T163" style:family="text">
      <style:text-properties fo:color="#4ec9b0" loext:opacity="100%" fo:font-size="16pt" officeooo:rsid="00a08177" style:font-size-asian="16pt" style:font-size-complex="16pt"/>
    </style:style>
    <style:style style:name="T164" style:family="text">
      <style:text-properties officeooo:rsid="00a2dc2c"/>
    </style:style>
    <style:style style:name="T165" style:family="text">
      <style:text-properties officeooo:rsid="00a570ce"/>
    </style:style>
    <style:style style:name="T166" style:family="text">
      <style:text-properties officeooo:rsid="00a77825"/>
    </style:style>
    <style:style style:name="T167" style:family="text">
      <style:text-properties fo:color="#333333" loext:opacity="100%" fo:font-size="16pt" fo:font-weight="normal" fo:background-color="#ffffff" loext:char-shading-value="0" style:font-size-asian="16pt" style:font-weight-asian="normal" style:font-size-complex="16pt" style:font-weight-complex="normal"/>
    </style:style>
    <style:style style:name="T168" style:family="text">
      <style:text-properties fo:color="#333333" loext:opacity="100%" fo:font-size="16pt" fo:font-weight="normal" officeooo:rsid="00a88465" fo:background-color="#ffffff" loext:char-shading-value="0" style:font-size-asian="16pt" style:font-weight-asian="normal" style:font-size-complex="16pt" style:font-weight-complex="normal"/>
    </style:style>
    <style:style style:name="T169" style:family="text">
      <style:text-properties fo:color="#333333" loext:opacity="100%" fo:font-size="16pt" fo:font-weight="normal" officeooo:rsid="00a9a47e" fo:background-color="#ffffff" loext:char-shading-value="0" style:font-size-asian="16pt" style:font-weight-asian="normal" style:font-size-complex="16pt" style:font-weight-complex="normal"/>
    </style:style>
    <style:style style:name="T170" style:family="text">
      <style:text-properties fo:color="#333333" loext:opacity="100%" fo:font-size="16pt" fo:font-weight="normal" officeooo:rsid="00aa714a" fo:background-color="#ffffff" loext:char-shading-value="0" style:font-size-asian="16pt" style:font-weight-asian="normal" style:font-size-complex="16pt" style:font-weight-complex="normal"/>
    </style:style>
    <style:style style:name="T171" style:family="text">
      <style:text-properties fo:color="#333333" loext:opacity="100%" fo:font-size="16pt" fo:font-weight="normal" officeooo:rsid="00ad15df" fo:background-color="#ffffff" loext:char-shading-value="0" style:font-size-asian="16pt" style:font-weight-asian="normal" style:font-size-complex="16pt" style:font-weight-complex="normal"/>
    </style:style>
    <style:style style:name="T172" style:family="text">
      <style:text-properties fo:color="#333333" loext:opacity="100%" fo:font-size="16pt" fo:font-weight="normal" officeooo:rsid="00afef5c" fo:background-color="#ffffff" loext:char-shading-value="0" style:font-size-asian="16pt" style:font-weight-asian="normal" style:font-size-complex="16pt" style:font-weight-complex="normal"/>
    </style:style>
    <style:style style:name="T173" style:family="text">
      <style:text-properties fo:color="#333333" loext:opacity="100%" fo:font-size="16pt" fo:font-weight="normal" officeooo:rsid="00b17177" fo:background-color="#ffffff" loext:char-shading-value="0" style:font-size-asian="16pt" style:font-weight-asian="normal" style:font-size-complex="16pt" style:font-weight-complex="normal"/>
    </style:style>
    <style:style style:name="T174" style:family="text">
      <style:text-properties fo:color="#333333" loext:opacity="100%" fo:font-size="16pt" fo:font-weight="normal" officeooo:rsid="00b18a81" fo:background-color="#ffffff" loext:char-shading-value="0" style:font-size-asian="16pt" style:font-weight-asian="normal" style:font-size-complex="16pt" style:font-weight-complex="normal"/>
    </style:style>
    <style:style style:name="T175" style:family="text">
      <style:text-properties fo:color="#333333" loext:opacity="100%" fo:font-size="16pt" fo:font-weight="normal" officeooo:rsid="00b5560f" fo:background-color="#ffffff" loext:char-shading-value="0" style:font-size-asian="16pt" style:font-weight-asian="normal" style:font-size-complex="16pt" style:font-weight-complex="normal"/>
    </style:style>
    <style:style style:name="T176" style:family="text">
      <style:text-properties fo:color="#333333" loext:opacity="100%" fo:font-size="16pt" fo:font-weight="normal" officeooo:rsid="00b574d9" fo:background-color="#ffffff" loext:char-shading-value="0" style:font-size-asian="16pt" style:font-weight-asian="normal" style:font-size-complex="16pt" style:font-weight-complex="normal"/>
    </style:style>
    <style:style style:name="T177" style:family="text">
      <style:text-properties fo:color="#333333" loext:opacity="100%" fo:font-size="16pt" fo:font-weight="normal" officeooo:rsid="00bac946" fo:background-color="#ffffff" loext:char-shading-value="0" style:font-size-asian="16pt" style:font-weight-asian="normal" style:font-size-complex="16pt" style:font-weight-complex="normal"/>
    </style:style>
    <style:style style:name="T178" style:family="text">
      <style:text-properties fo:color="#333333" loext:opacity="100%" fo:font-size="16pt" fo:font-weight="normal" fo:background-color="#ffffff" loext:char-shading-value="0" style:font-size-asian="16pt" style:font-weight-asian="normal" style:font-size-complex="16pt" style:font-weight-complex="normal" loext:padding="0cm" loext:border="none"/>
    </style:style>
    <style:style style:name="T179" style:family="text">
      <style:text-properties fo:color="#333333" loext:opacity="100%" fo:font-size="16pt" fo:background-color="#ffffff" loext:char-shading-value="0" style:font-size-asian="16pt" style:font-size-complex="16pt"/>
    </style:style>
    <style:style style:name="T180" style:family="text">
      <style:text-properties fo:color="#333333" loext:opacity="100%" fo:font-size="16pt" officeooo:rsid="00aa714a" fo:background-color="#ffffff" loext:char-shading-value="0" style:font-size-asian="16pt" style:font-size-complex="16pt"/>
    </style:style>
    <style:style style:name="T181" style:family="text">
      <style:text-properties fo:color="#333333" loext:opacity="100%" fo:font-size="16pt" officeooo:rsid="00ad15df" fo:background-color="#ffffff" loext:char-shading-value="0" style:font-size-asian="16pt" style:font-size-complex="16pt"/>
    </style:style>
    <style:style style:name="T182" style:family="text">
      <style:text-properties fo:color="#333333" loext:opacity="100%" fo:font-size="16pt" officeooo:rsid="00b574d9" fo:background-color="#ffffff" loext:char-shading-value="0" style:font-size-asian="16pt" style:font-size-complex="16pt"/>
    </style:style>
    <style:style style:name="T183" style:family="text">
      <style:text-properties fo:color="#333333" loext:opacity="100%" fo:font-size="16pt" officeooo:rsid="00b58b94" fo:background-color="#ffffff" loext:char-shading-value="0" style:font-size-asian="16pt" style:font-size-complex="16pt"/>
    </style:style>
    <style:style style:name="T184" style:family="text">
      <style:text-properties fo:color="#333333" loext:opacity="100%" fo:font-size="16pt" style:font-size-asian="16pt" style:font-size-complex="16pt"/>
    </style:style>
    <style:style style:name="T185" style:family="text">
      <style:text-properties fo:color="#333333" loext:opacity="100%" fo:font-size="16pt" officeooo:rsid="00aa714a" style:font-size-asian="16pt" style:font-size-complex="16pt"/>
    </style:style>
    <style:style style:name="T186" style:family="text">
      <style:text-properties fo:color="#333333" loext:opacity="100%" fo:font-size="16pt" officeooo:rsid="00b18a81" style:font-size-asian="16pt" style:font-size-complex="16pt"/>
    </style:style>
    <style:style style:name="T187" style:family="text">
      <style:text-properties fo:color="#333333" loext:opacity="100%" fo:font-size="16pt" fo:font-weight="bold" fo:background-color="#ffffff" loext:char-shading-value="0" style:font-size-asian="16pt" style:font-weight-asian="bold" style:font-size-complex="16pt" style:font-weight-complex="bold"/>
    </style:style>
    <style:style style:name="T188" style:family="text">
      <style:text-properties fo:color="#333333" loext:opacity="100%" fo:font-size="16pt" officeooo:rsid="00a88465" fo:background-color="#106ebe" loext:char-shading-value="0" style:font-size-asian="16pt" style:font-size-complex="16pt"/>
    </style:style>
    <style:style style:name="T189" style:family="text">
      <style:text-properties fo:color="#333333" loext:opacity="100%" fo:font-size="15pt" fo:font-weight="normal" fo:background-color="#ffffff" loext:char-shading-value="0" style:font-size-asian="15pt" style:font-weight-asian="normal" style:font-size-complex="15pt" style:font-weight-complex="normal"/>
    </style:style>
    <style:style style:name="T190" style:family="text">
      <style:text-properties fo:color="#333333" loext:opacity="100%" fo:font-size="15pt" fo:font-weight="normal" officeooo:rsid="00b44a94" fo:background-color="#ffffff" loext:char-shading-value="0" style:font-size-asian="15pt" style:font-weight-asian="normal" style:font-size-complex="15pt" style:font-weight-complex="normal"/>
    </style:style>
    <style:style style:name="T191" style:family="text">
      <style:text-properties fo:color="#333333" loext:opacity="100%" fo:font-size="15pt" fo:font-weight="normal" officeooo:rsid="00b5560f" fo:background-color="#ffffff" loext:char-shading-value="0" style:font-size-asian="15pt" style:font-weight-asian="normal" style:font-size-complex="15pt" style:font-weight-complex="normal"/>
    </style:style>
    <style:style style:name="T192" style:family="text">
      <style:text-properties fo:color="#333333" loext:opacity="100%" style:font-name="Liberation Serif" fo:font-size="16pt" fo:font-weight="bold" officeooo:rsid="00b58b94" fo:background-color="#ffffff" loext:char-shading-value="0" style:font-size-asian="16pt" style:font-weight-asian="bold" style:font-size-complex="16pt" style:font-weight-complex="bold"/>
    </style:style>
    <style:style style:name="T193" style:family="text">
      <style:text-properties fo:color="#333333" loext:opacity="100%" style:font-name="Liberation Serif" fo:font-size="16pt" fo:font-weight="bold" style:font-size-asian="16pt" style:font-weight-asian="bold" style:font-size-complex="16pt" style:font-weight-complex="bold"/>
    </style:style>
    <style:style style:name="T194" style:family="text">
      <style:text-properties fo:color="#333333" loext:opacity="100%" style:font-name="Liberation Serif" fo:font-size="16pt" fo:font-weight="bold" officeooo:rsid="00c555e4" style:font-size-asian="16pt" style:font-weight-asian="bold" style:font-size-complex="16pt" style:font-weight-complex="bold"/>
    </style:style>
    <style:style style:name="T195" style:family="text">
      <style:text-properties fo:color="#333333" loext:opacity="100%" style:font-name="Liberation Serif" fo:font-size="16pt" fo:font-weight="bold" officeooo:rsid="00c36967" style:font-size-asian="16pt" style:font-weight-asian="bold" style:font-size-complex="16pt" style:font-weight-complex="bold"/>
    </style:style>
    <style:style style:name="T196" style:family="text">
      <style:text-properties fo:color="#333333" loext:opacity="100%" style:font-name="Liberation Serif" fo:font-size="16pt" fo:font-weight="bold" officeooo:rsid="00c629b9" style:font-size-asian="16pt" style:font-weight-asian="bold" style:font-size-complex="16pt" style:font-weight-complex="bold"/>
    </style:style>
    <style:style style:name="T197" style:family="text">
      <style:text-properties fo:color="#333333" loext:opacity="100%" style:font-name="Liberation Serif" fo:font-size="16pt" fo:font-weight="bold" officeooo:rsid="00e2741e" style:font-size-asian="16pt" style:font-weight-asian="bold" style:font-size-complex="16pt" style:font-weight-complex="bold"/>
    </style:style>
    <style:style style:name="T198" style:family="text">
      <style:text-properties fo:color="#333333" loext:opacity="100%" style:font-name="Liberation Serif" fo:font-size="16pt" fo:font-weight="bold" officeooo:rsid="00bac879" fo:background-color="#ffff00" loext:char-shading-value="0" style:font-size-asian="16pt" style:font-weight-asian="bold" style:font-size-complex="16pt" style:font-weight-complex="bold" loext:padding="0cm" loext:border="none"/>
    </style:style>
    <style:style style:name="T199" style:family="text">
      <style:text-properties fo:color="#333333" loext:opacity="100%" style:font-name="Liberation Serif" fo:font-size="16pt" fo:font-weight="bold" fo:background-color="#ffff00" loext:char-shading-value="0" style:font-size-asian="16pt" style:font-weight-asian="bold" style:font-size-complex="16pt" style:font-weight-complex="bold"/>
    </style:style>
    <style:style style:name="T200" style:family="text">
      <style:text-properties fo:color="#333333" loext:opacity="100%" style:font-name="Liberation Serif" fo:font-size="16pt" fo:font-weight="bold" officeooo:rsid="00d4cd6f" fo:background-color="#ffff00" loext:char-shading-value="0" style:font-size-asian="16pt" style:font-weight-asian="bold" style:font-size-complex="16pt" style:font-weight-complex="bold"/>
    </style:style>
    <style:style style:name="T201" style:family="text">
      <style:text-properties fo:color="#333333" loext:opacity="100%" style:font-name="Liberation Serif" fo:font-size="16pt" fo:background-color="#ffffff" loext:char-shading-value="0" style:font-size-asian="16pt" style:font-size-complex="16pt"/>
    </style:style>
    <style:style style:name="T202" style:family="text">
      <style:text-properties fo:color="#333333" loext:opacity="100%" style:font-name="Liberation Serif" fo:font-size="16pt" officeooo:rsid="00b58b94" fo:background-color="#ffffff" loext:char-shading-value="0" style:font-size-asian="16pt" style:font-size-complex="16pt"/>
    </style:style>
    <style:style style:name="T203" style:family="text">
      <style:text-properties fo:color="#333333" loext:opacity="100%" style:font-name="Liberation Serif" fo:font-size="16pt" fo:background-color="#ffffff" loext:char-shading-value="0" style:font-size-asian="16pt" style:font-size-complex="16pt" loext:padding="0cm" loext:border="none"/>
    </style:style>
    <style:style style:name="T204" style:family="text">
      <style:text-properties fo:color="#333333" loext:opacity="100%" style:font-name="Liberation Serif" fo:font-size="16pt" officeooo:rsid="00ba4d9d" fo:background-color="#ffffff" loext:char-shading-value="0" style:font-size-asian="16pt" style:font-size-complex="16pt" loext:padding="0cm" loext:border="none"/>
    </style:style>
    <style:style style:name="T205" style:family="text">
      <style:text-properties fo:color="#333333" loext:opacity="100%" style:font-name="Liberation Serif" fo:font-size="16pt" officeooo:rsid="00bac879" fo:background-color="#ffffff" loext:char-shading-value="0" style:font-size-asian="16pt" style:font-size-complex="16pt" loext:padding="0cm" loext:border="none"/>
    </style:style>
    <style:style style:name="T206"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style:style>
    <style:style style:name="T207"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loext:padding="0cm" loext:border="none"/>
    </style:style>
    <style:style style:name="T208" style:family="text">
      <style:text-properties fo:color="#333333" loext:opacity="100%" style:font-name="Liberation Serif" fo:font-size="16pt" fo:font-weight="normal" officeooo:rsid="00b5e9fe" fo:background-color="#ffffff" loext:char-shading-value="0" style:font-size-asian="16pt" style:font-weight-asian="normal" style:font-size-complex="16pt" style:font-weight-complex="normal"/>
    </style:style>
    <style:style style:name="T209" style:family="text">
      <style:text-properties fo:color="#333333" loext:opacity="100%" style:font-name="Liberation Serif" fo:font-size="16pt" fo:font-weight="normal" officeooo:rsid="00b9004d" fo:background-color="#ffffff" loext:char-shading-value="0" style:font-size-asian="16pt" style:font-weight-asian="normal" style:font-size-complex="16pt" style:font-weight-complex="normal"/>
    </style:style>
    <style:style style:name="T210" style:family="text">
      <style:text-properties fo:color="#333333" loext:opacity="100%" style:font-name="Liberation Serif" fo:font-size="16pt" fo:font-weight="normal" officeooo:rsid="00ba4d9d" fo:background-color="#ffffff" loext:char-shading-value="0" style:font-size-asian="16pt" style:font-weight-asian="normal" style:font-size-complex="16pt" style:font-weight-complex="normal" loext:padding="0cm" loext:border="none"/>
    </style:style>
    <style:style style:name="T211" style:family="text">
      <style:text-properties fo:color="#333333" loext:opacity="100%" style:font-name="Liberation Serif" fo:font-size="16pt" fo:font-weight="normal" officeooo:rsid="00bac879" fo:background-color="#ffffff" loext:char-shading-value="0" style:font-size-asian="16pt" style:font-weight-asian="normal" style:font-size-complex="16pt" style:font-weight-complex="normal" loext:padding="0cm" loext:border="none"/>
    </style:style>
    <style:style style:name="T212" style:family="text">
      <style:text-properties fo:color="#333333" loext:opacity="100%" style:font-name="Liberation Serif" fo:font-size="16pt" fo:font-weight="normal" officeooo:rsid="00c79729" fo:background-color="#ffffff" loext:char-shading-value="0" style:font-size-asian="16pt" style:font-weight-asian="normal" style:font-size-complex="16pt" style:font-weight-complex="normal"/>
    </style:style>
    <style:style style:name="T213" style:family="text">
      <style:text-properties fo:color="#333333" loext:opacity="100%" style:font-name="Liberation Serif" fo:font-size="16pt" fo:font-weight="normal" style:font-size-asian="16pt" style:font-weight-asian="normal" style:font-size-complex="16pt" style:font-weight-complex="normal"/>
    </style:style>
    <style:style style:name="T214" style:family="text">
      <style:text-properties fo:color="#333333" loext:opacity="100%" style:font-name="Liberation Serif" fo:font-size="16pt" fo:font-weight="normal" officeooo:rsid="00ba4d9d" style:font-size-asian="16pt" style:font-weight-asian="normal" style:font-size-complex="16pt" style:font-weight-complex="normal"/>
    </style:style>
    <style:style style:name="T215" style:family="text">
      <style:text-properties fo:color="#333333" loext:opacity="100%" style:font-name="Liberation Serif" fo:font-size="16pt" fo:font-weight="normal" officeooo:rsid="00c12269" style:font-size-asian="16pt" style:font-weight-asian="normal" style:font-size-complex="16pt" style:font-weight-complex="normal"/>
    </style:style>
    <style:style style:name="T216" style:family="text">
      <style:text-properties fo:color="#333333" loext:opacity="100%" style:font-name="Liberation Serif" fo:font-size="16pt" fo:font-weight="normal" officeooo:rsid="00c1aaf0" style:font-size-asian="16pt" style:font-weight-asian="normal" style:font-size-complex="16pt" style:font-weight-complex="normal"/>
    </style:style>
    <style:style style:name="T217" style:family="text">
      <style:text-properties fo:color="#333333" loext:opacity="100%" style:font-name="Liberation Serif" fo:font-size="16pt" fo:font-weight="normal" officeooo:rsid="00c36967" style:font-size-asian="16pt" style:font-weight-asian="normal" style:font-size-complex="16pt" style:font-weight-complex="normal"/>
    </style:style>
    <style:style style:name="T218" style:family="text">
      <style:text-properties fo:color="#333333" loext:opacity="100%" style:font-name="Liberation Serif" fo:font-size="16pt" fo:font-weight="normal" officeooo:rsid="00c3a9c4" style:font-size-asian="16pt" style:font-weight-asian="normal" style:font-size-complex="16pt" style:font-weight-complex="normal"/>
    </style:style>
    <style:style style:name="T219" style:family="text">
      <style:text-properties fo:color="#333333" loext:opacity="100%" style:font-name="Liberation Serif" fo:font-size="16pt" fo:font-weight="normal" style:font-size-asian="16pt" style:font-weight-asian="normal" style:font-size-complex="16pt" style:font-weight-complex="normal" loext:padding="0cm" loext:border="none"/>
    </style:style>
    <style:style style:name="T220" style:family="text">
      <style:text-properties fo:color="#333333" loext:opacity="100%" style:font-name="Liberation Serif" fo:font-size="16pt" fo:font-weight="normal" officeooo:rsid="00cb5839" style:font-size-asian="16pt" style:font-weight-asian="normal" style:font-size-complex="16pt" style:font-weight-complex="normal"/>
    </style:style>
    <style:style style:name="T221" style:family="text">
      <style:text-properties fo:color="#333333" loext:opacity="100%" style:font-name="Liberation Serif" fo:font-size="16pt" fo:font-weight="normal" officeooo:rsid="00cd1a24" style:font-size-asian="16pt" style:font-weight-asian="normal" style:font-size-complex="16pt" style:font-weight-complex="normal"/>
    </style:style>
    <style:style style:name="T222" style:family="text">
      <style:text-properties fo:color="#333333" loext:opacity="100%" style:font-name="Liberation Serif" fo:font-size="16pt" fo:font-weight="normal" officeooo:rsid="00ce12a0" style:font-size-asian="16pt" style:font-weight-asian="normal" style:font-size-complex="16pt" style:font-weight-complex="normal"/>
    </style:style>
    <style:style style:name="T223" style:family="text">
      <style:text-properties fo:color="#333333" loext:opacity="100%" style:font-name="Liberation Serif" fo:font-size="16pt" fo:font-weight="normal" officeooo:rsid="00ce8c9b" style:font-size-asian="16pt" style:font-weight-asian="normal" style:font-size-complex="16pt" style:font-weight-complex="normal"/>
    </style:style>
    <style:style style:name="T224" style:family="text">
      <style:text-properties fo:color="#333333" loext:opacity="100%" style:font-name="Liberation Serif" fo:font-size="16pt" fo:font-weight="normal" officeooo:rsid="00cf7f04" style:font-size-asian="16pt" style:font-weight-asian="normal" style:font-size-complex="16pt" style:font-weight-complex="normal"/>
    </style:style>
    <style:style style:name="T225" style:family="text">
      <style:text-properties fo:color="#333333" loext:opacity="100%" style:font-name="Liberation Serif" fo:font-size="16pt" fo:font-weight="normal" officeooo:rsid="00d0ee42" style:font-size-asian="16pt" style:font-weight-asian="normal" style:font-size-complex="16pt" style:font-weight-complex="normal"/>
    </style:style>
    <style:style style:name="T226" style:family="text">
      <style:text-properties fo:color="#333333" loext:opacity="100%" style:font-name="Liberation Serif" fo:font-size="16pt" fo:font-weight="normal" officeooo:rsid="00d5e318" style:font-size-asian="16pt" style:font-weight-asian="normal" style:font-size-complex="16pt" style:font-weight-complex="normal"/>
    </style:style>
    <style:style style:name="T227" style:family="text">
      <style:text-properties fo:color="#333333" loext:opacity="100%" style:font-name="Liberation Serif" fo:font-size="16pt" fo:font-weight="normal" officeooo:rsid="00d6afa8" style:font-size-asian="16pt" style:font-weight-asian="normal" style:font-size-complex="16pt" style:font-weight-complex="normal"/>
    </style:style>
    <style:style style:name="T228" style:family="text">
      <style:text-properties fo:color="#333333" loext:opacity="100%" style:font-name="Liberation Serif" fo:font-size="16pt" fo:font-weight="normal" officeooo:rsid="00db3297" style:font-size-asian="16pt" style:font-weight-asian="normal" style:font-size-complex="16pt" style:font-weight-complex="normal"/>
    </style:style>
    <style:style style:name="T229" style:family="text">
      <style:text-properties fo:color="#333333" loext:opacity="100%" style:font-name="Liberation Serif" fo:font-size="16pt" fo:font-weight="normal" officeooo:rsid="00df54de" style:font-size-asian="16pt" style:font-weight-asian="normal" style:font-size-complex="16pt" style:font-weight-complex="normal"/>
    </style:style>
    <style:style style:name="T230" style:family="text">
      <style:text-properties fo:color="#333333" loext:opacity="100%" style:font-name="Liberation Serif" fo:font-size="16pt" fo:font-weight="normal" officeooo:rsid="00e30651" style:font-size-asian="16pt" style:font-weight-asian="normal" style:font-size-complex="16pt" style:font-weight-complex="normal"/>
    </style:style>
    <style:style style:name="T231" style:family="text">
      <style:text-properties fo:color="#333333" loext:opacity="100%" style:font-name="Liberation Serif" fo:font-size="16pt" fo:font-weight="normal" officeooo:rsid="00e4f2b6" style:font-size-asian="16pt" style:font-weight-asian="normal" style:font-size-complex="16pt" style:font-weight-complex="normal"/>
    </style:style>
    <style:style style:name="T232" style:family="text">
      <style:text-properties fo:color="#333333" loext:opacity="100%" style:font-name="Liberation Serif" fo:font-size="16pt" fo:font-weight="normal" officeooo:rsid="00e59a88" style:font-size-asian="16pt" style:font-weight-asian="normal" style:font-size-complex="16pt" style:font-weight-complex="normal"/>
    </style:style>
    <style:style style:name="T233" style:family="text">
      <style:text-properties fo:color="#333333" loext:opacity="100%" style:font-name="Liberation Serif" fo:font-size="16pt" fo:font-weight="normal" officeooo:rsid="00e6ea46" style:font-size-asian="16pt" style:font-weight-asian="normal" style:font-size-complex="16pt" style:font-weight-complex="normal"/>
    </style:style>
    <style:style style:name="T234" style:family="text">
      <style:text-properties fo:color="#333333" loext:opacity="100%" style:font-name="Liberation Serif" fo:font-size="16pt" style:font-size-asian="16pt" style:font-size-complex="16pt"/>
    </style:style>
    <style:style style:name="T235" style:family="text">
      <style:text-properties fo:color="#333333" loext:opacity="100%" style:font-name="Liberation Serif" fo:font-size="16pt" officeooo:rsid="00ba4d9d" style:font-size-asian="16pt" style:font-size-complex="16pt"/>
    </style:style>
    <style:style style:name="T236" style:family="text">
      <style:text-properties fo:color="#333333" loext:opacity="100%" style:font-name="Liberation Serif" fo:font-size="16pt" officeooo:rsid="00c3a9c4" style:font-size-asian="16pt" style:font-size-complex="16pt"/>
    </style:style>
    <style:style style:name="T237" style:family="text">
      <style:text-properties fo:color="#333333" loext:opacity="100%" style:font-name="Liberation Serif" fo:font-size="16pt" officeooo:rsid="00ce12a0" style:font-size-asian="16pt" style:font-size-complex="16pt"/>
    </style:style>
    <style:style style:name="T238" style:family="text">
      <style:text-properties fo:color="#333333" loext:opacity="100%" style:font-name="Liberation Serif" fo:font-size="16pt" officeooo:rsid="00db3297" style:font-size-asian="16pt" style:font-size-complex="16pt"/>
    </style:style>
    <style:style style:name="T239" style:family="text">
      <style:text-properties fo:color="#333333" loext:opacity="100%" style:font-name="Liberation Serif" fo:font-size="16pt" officeooo:rsid="00dd81b1" style:font-size-asian="16pt" style:font-size-complex="16pt"/>
    </style:style>
    <style:style style:name="T240" style:family="text">
      <style:text-properties fo:color="#333333" loext:opacity="100%" style:font-name="Liberation Serif" fo:font-size="16pt" officeooo:rsid="00e2741e" style:font-size-asian="16pt" style:font-size-complex="16pt"/>
    </style:style>
    <style:style style:name="T241" style:family="text">
      <style:text-properties fo:color="#333333" loext:opacity="100%" style:font-name="Liberation Serif" fo:font-size="16pt" officeooo:rsid="00d898ee" fo:background-color="#ffff00" loext:char-shading-value="0" style:font-size-asian="16pt" style:font-size-complex="16pt"/>
    </style:style>
    <style:style style:name="T242" style:family="text">
      <style:text-properties fo:color="#333333" loext:opacity="100%" style:font-name="Liberation Serif" fo:font-size="16pt" officeooo:rsid="00d9b29f" fo:background-color="#ffff00" loext:char-shading-value="0" style:font-size-asian="16pt" style:font-size-complex="16pt"/>
    </style:style>
    <style:style style:name="T243" style:family="text">
      <style:text-properties style:font-name="Liberation Serif"/>
    </style:style>
    <style:style style:name="T244" style:family="text">
      <style:text-properties officeooo:rsid="00da2c66"/>
    </style:style>
    <style:style style:name="T245" style:family="text">
      <style:text-properties officeooo:rsid="00e6ea46"/>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8"/><text:span text:style-name="T1">React Notes-Namaste React</text:span></text:p>
      <text:p text:style-name="P1"><text:span text:style-name="T1"/></text:p>
      <text:p text:style-name="P24">-Emmit : auto generated code inside vs code ( html:5)</text:p>
      <text:p text:style-name="P2"><text:span text:style-name="T4"/></text:p>
      <text:p text:style-name="P3"><text:span text:style-name="T4">C</text:span><text:span text:style-name="T3">DN: Content delivery network: </text:span><text:span text:style-name="T5">where the react library has been hosted.</text:span></text:p>
      <text:p text:style-name="P3"><text:span text:style-name="T5">-</text:span><text:span text:style-name="T6">Using C</text:span><text:span text:style-name="T7">DN</text:span><text:span text:style-name="T6"> link we include react in our project.</text:span></text:p>
      <text:p text:style-name="P25">A React CDN (Content Delivery Network) refers to using a network of distributed servers to deliver the React library to users. Instead of downloading and hosting React files locally, developers can link to them directly from a CDN.  </text:p>
      <text:p text:style-name="P3"><text:span text:style-name="T6"/></text:p>
      <text:p text:style-name="P18"><text:span text:style-name="T99"> </text:span><text:span text:style-name="T109">&lt;</text:span><text:span text:style-name="T115">script</text:span></text:p>
      <text:p text:style-name="P32"><text:span text:style-name="T122">      </text:span><text:span text:style-name="T131">crossorigin</text:span></text:p>
      <text:p text:style-name="P32"><text:span text:style-name="T122">      </text:span><text:span text:style-name="T131">src</text:span><text:span text:style-name="T122">=</text:span><text:span text:style-name="T137">"https://unpkg.com/react@18/umd/react.development.js"</text:span></text:p>
      <text:p text:style-name="P32"><text:span text:style-name="T122">    </text:span><text:span text:style-name="T107">&gt;&lt;/</text:span><text:span text:style-name="T113">script</text:span><text:span text:style-name="T107">&gt;</text:span></text:p>
      <text:p text:style-name="P32"><text:span text:style-name="T97">    </text:span><text:span text:style-name="T107">&lt;</text:span><text:span text:style-name="T113">script</text:span></text:p>
      <text:p text:style-name="P32"><text:span text:style-name="T122">      </text:span><text:span text:style-name="T131">crossorigin</text:span></text:p>
      <text:p text:style-name="P32"><text:span text:style-name="T122">      </text:span><text:span text:style-name="T131">src</text:span><text:span text:style-name="T122">=</text:span><text:span text:style-name="T137">"https://unpkg.com/react-dom@18/umd/react-dom.development.js"</text:span></text:p>
      <text:p text:style-name="P32"><text:span text:style-name="T122">    </text:span><text:span text:style-name="T107">&gt;&lt;/</text:span><text:span text:style-name="T113">script</text:span><text:span text:style-name="T107">&gt;</text:span></text:p>
      <text:p text:style-name="P32"><text:span text:style-name="T107"/></text:p>
      <text:p text:style-name="P38">*Scripts are used to add react inside our project without any additional requirement.</text:p>
      <text:p text:style-name="P3"><text:span text:style-name="T6"/></text:p>
      <text:p text:style-name="P18"><text:span text:style-name="T115">const</text:span><text:span text:style-name="T124"> </text:span><text:span text:style-name="T143">heading</text:span><text:span text:style-name="T124"> = </text:span><text:span text:style-name="T133">React</text:span><text:span text:style-name="T124">.</text:span><text:span text:style-name="T152">createElement</text:span><text:span text:style-name="T124">(</text:span></text:p>
      <text:p text:style-name="P32"><text:span text:style-name="T122">        </text:span><text:span text:style-name="T137">"h1"</text:span><text:span text:style-name="T122">,</text:span></text:p>
      <text:p text:style-name="P37">        {},</text:p>
      <text:p text:style-name="P32"><text:span text:style-name="T122">        </text:span><text:span text:style-name="T137">"Hello ,world from React!!"</text:span></text:p>
      <text:p text:style-name="P37">      );</text:p>
      <text:p text:style-name="P32"><text:span text:style-name="T122">      </text:span><text:span text:style-name="T113">const</text:span><text:span text:style-name="T122"> </text:span><text:span text:style-name="T141">root</text:span><text:span text:style-name="T122"> = </text:span><text:span text:style-name="T131">ReactDOM</text:span><text:span text:style-name="T122">.</text:span><text:span text:style-name="T150">createRoot</text:span><text:span text:style-name="T122">(</text:span><text:span text:style-name="T131">document</text:span><text:span text:style-name="T122">.</text:span><text:span text:style-name="T150">getElementById</text:span><text:span text:style-name="T122">(</text:span><text:span text:style-name="T137">"root"</text:span><text:span text:style-name="T122">));</text:span></text:p>
      <text:p text:style-name="P32"><text:span text:style-name="T122">      </text:span><text:span text:style-name="T141">root</text:span><text:span text:style-name="T122">.</text:span><text:span text:style-name="T150">render</text:span><text:span text:style-name="T122">(</text:span><text:span text:style-name="T141">heading</text:span><text:span text:style-name="T122">);</text:span></text:p>
      <text:p text:style-name="P3"><text:span text:style-name="T6"/></text:p>
      <text:p text:style-name="P3"><text:span text:style-name="T9">1.</text:span><text:span text:style-name="T78">createElement</text:span><text:span text:style-name="T80">(it is an object)</text:span><text:span text:style-name="T8">: for creation of element </text:span><text:span text:style-name="T10">(“element”,{</text:span><text:span text:style-name="T11">used to give </text:span><text:span text:style-name="T12">multiple </text:span><text:span text:style-name="T11">id, class to element</text:span><text:span text:style-name="T10">}//object, “message “/”</text:span><text:span text:style-name="T14">children element</text:span><text:span text:style-name="T10">) </text:span></text:p>
      <text:p text:style-name="P3"><text:span text:style-name="T10"/></text:p>
      <text:p text:style-name="P56">React.createElement(type, props, ...children);</text:p>
      <text:p text:style-name="P5"><text:span text:style-name="T10">{</text:span><text:span text:style-name="T3">}: used to give the attributes to tag</text:span></text:p>
      <text:p text:style-name="P4"><text:span text:style-name="T9">2</text:span><text:span text:style-name="T79">.</text:span><text:span text:style-name="T77">creat</text:span><text:span text:style-name="T79">eR</text:span><text:span text:style-name="T77">oot </text:span><text:span text:style-name="T3">from ReactDOM: used to create root </text:span><text:span text:style-name="T14">(</text:span></text:p>
      <table:table table:name="Table1" table:style-name="Table1">
        <table:table-column table:style-name="Table1.A"/>
        <table:table-row>
          <table:table-cell table:style-name="Table1.A1" office:value-type="string">
            <text:p text:style-name="Table_20_Contents">Enables Concurrent Mode.</text:p>
          </table:table-cell>
        </table:table-row>
      </table:table>
      <table:table table:name="Table2" table:style-name="Table2">
        <table:table-column table:style-name="Table2.A"/>
        <table:table-row>
          <table:table-cell table:style-name="Table2.A1" office:value-type="string">
            <text:p text:style-name="P42"/>
          </table:table-cell>
        </table:table-row>
      </table:table>
      <text:p text:style-name="P7"><text:span text:style-name="T14"/></text:p>
      <text:p text:style-name="P4"><text:span text:style-name="T9">3.</text:span><text:span text:style-name="T77">render</text:span><text:span text:style-name="T3">: used to render the element in browser. </text:span><text:span text:style-name="T13">(convert the object into html tag )</text:span></text:p>
      <text:p text:style-name="P4"><text:span text:style-name="T3"/></text:p>
      <text:p text:style-name="P6"><text:span text:style-name="T3">*</text:span><text:span text:style-name="T77">props</text:span><text:span text:style-name="T3">: are children+ attributes</text:span></text:p>
      <text:p text:style-name="P8"><text:soft-page-break/><text:span text:style-name="T3">createElement is the reactElement(object)=&gt;Html(browser understanding)</text:span></text:p>
      <text:p text:style-name="P8"><text:span text:style-name="T3"/></text:p>
      <text:p text:style-name="P27">*Creating nested html tag in React:</text:p>
      <text:p text:style-name="P21"><text:span text:style-name="T3"/></text:p>
      <text:p text:style-name="P40"><text:span text:style-name="T114">const</text:span><text:span text:style-name="T3"> </text:span><text:span text:style-name="T142">element</text:span><text:span text:style-name="T3"> </text:span><text:span text:style-name="T123">=</text:span><text:span text:style-name="T3"> </text:span><text:span text:style-name="T132">React</text:span><text:span text:style-name="T3">.</text:span><text:span text:style-name="T151">createElement</text:span><text:span text:style-name="T3">(</text:span></text:p>
      <text:p text:style-name="P32"><text:span text:style-name="T97">  </text:span><text:span text:style-name="T137">"div"</text:span><text:span text:style-name="T97">,</text:span></text:p>
      <text:p text:style-name="P32"><text:span text:style-name="T97">  { </text:span><text:span text:style-name="T131">id:</text:span><text:span text:style-name="T97"> </text:span><text:span text:style-name="T137">"parent"</text:span><text:span text:style-name="T97"> },</text:span></text:p>
      <text:p text:style-name="P32"><text:span text:style-name="T97">  </text:span><text:span text:style-name="T131">React</text:span><text:span text:style-name="T97">.</text:span><text:span text:style-name="T150">createElement</text:span><text:span text:style-name="T97">(</text:span><text:span text:style-name="T137">"div"</text:span><text:span text:style-name="T97">, { </text:span><text:span text:style-name="T131">id:</text:span><text:span text:style-name="T97"> </text:span><text:span text:style-name="T137">"child"</text:span><text:span text:style-name="T97"> }, [</text:span></text:p>
      <text:p text:style-name="P32"><text:span text:style-name="T97">    </text:span><text:span text:style-name="T131">React</text:span><text:span text:style-name="T97">.</text:span><text:span text:style-name="T150">createElement</text:span><text:span text:style-name="T97">(</text:span><text:span text:style-name="T137">"h1"</text:span><text:span text:style-name="T97">, {}, </text:span><text:span text:style-name="T137">"This is heading from nested div tag"</text:span><text:span text:style-name="T97">),</text:span></text:p>
      <text:p text:style-name="P32"><text:span text:style-name="T97">    </text:span><text:span text:style-name="T131">React</text:span><text:span text:style-name="T97">.</text:span><text:span text:style-name="T150">createElement</text:span><text:span text:style-name="T97">(</text:span><text:span text:style-name="T137">"h2"</text:span><text:span text:style-name="T97">, {}, </text:span><text:span text:style-name="T137">"This is heading from h2 tag"</text:span><text:span text:style-name="T97">),</text:span></text:p>
      <text:p text:style-name="P39">  ])</text:p>
      <text:p text:style-name="P39">);</text:p>
      <text:p text:style-name="P8"><text:span text:style-name="T3"/></text:p>
      <text:p text:style-name="P9"><text:span text:style-name="T3">-</text:span><text:span text:style-name="T15">for creation of sibling we just pass children in array.</text:span></text:p>
      <text:p text:style-name="P9"><text:span text:style-name="T15">-</text:span><text:span text:style-name="T16">if their is any content inside div tag in which we perform rendering at that time the content inside that tag will replaced by rendered code.</text:span></text:p>
      <text:p text:style-name="P9"><text:span text:style-name="T16"/></text:p>
      <text:p text:style-name="P19"><text:span text:style-name="T16">*</text:span><text:span text:style-name="T3">Differance between libarary and framework:</text:span></text:p>
      <text:p text:style-name="P26">-Libraray can work on small portion of code independently.</text:p>
      <text:p text:style-name="P26">-frameworks come with loads</text:p>
      <text:p text:style-name="P10"><text:span text:style-name="T3"/></text:p>
      <text:p text:style-name="P43"><text:span text:style-name="Strong_20_Emphasis"><text:span text:style-name="T155">Library</text:span></text:span><text:span text:style-name="T155">: A collection of reusable code that helps developers perform specific tasks without altering the structure of their application. You call a library when you need it, and </text:span><text:span text:style-name="Strong_20_Emphasis"><text:span text:style-name="T155">you control the flow</text:span></text:span><text:span text:style-name="T155"> of how and when it is used. Example: React (for UI development).</text:span></text:p>
      <text:p text:style-name="P43"><text:span text:style-name="Strong_20_Emphasis"><text:span text:style-name="T3">Framework</text:span></text:span><text:span text:style-name="T3">: A more comprehensive tool that provides a structure for your application and enforces certain design patterns. It </text:span><text:span text:style-name="Strong_20_Emphasis"><text:span text:style-name="T3">controls the flow</text:span></text:span><text:span text:style-name="T3"> of execution, meaning your code operates within the framework's predefined rules. Example: Angular (for building web applications).</text:span></text:p>
      <text:p text:style-name="P123">Imp:</text:p>
      <text:p text:style-name="P10"><text:a xlink:type="simple" xlink:href="https://github.com/namastedev/namaste-react" text:style-name="Internet_20_link" text:visited-style-name="Visited_20_Internet_20_Link"><text:span text:style-name="T2">https://github.com/namastedev/namaste-react</text:span></text:a></text:p>
      <text:p text:style-name="P10"><text:a xlink:type="simple" xlink:href="https://github.com/akshaymarch7/netflix-gpt" text:style-name="Internet_20_link" text:visited-style-name="Visited_20_Internet_20_Link"><text:span text:style-name="T2">https://github.com/akshaymarch7/netflix-gpt</text:span></text:a></text:p>
      <text:p text:style-name="P10"><text:a xlink:type="simple" xlink:href="https://github.com/akshaymarch7/namaste-youtube" text:style-name="Internet_20_link" text:visited-style-name="Visited_20_Internet_20_Link"><text:span text:style-name="T2">https://github.com/akshaymarch7/namaste-youtube</text:span></text:a></text:p>
      <text:p text:style-name="P10"><text:span text:style-name="T3"/></text:p>
      <text:p text:style-name="P10"><text:span text:style-name="T3">-</text:span><text:span text:style-name="T17">NPM: </text:span><text:span text:style-name="T18">standard repository that </text:span><text:span text:style-name="T17">manages packages,</text:span><text:span text:style-name="T18">all the utilities</text:span></text:p>
      <text:p text:style-name="P11"><text:span text:style-name="T18">(</text:span><text:span text:style-name="T3">package,json): it is configuration of our npm .</text:span></text:p>
      <text:p text:style-name="P16"><text:span text:style-name="T77">Npm init:</text:span><text:span text:style-name="T3"> for instation and setting/initializing npm in project</text:span></text:p>
      <text:p text:style-name="P11"><text:span text:style-name="T3"/></text:p>
      <text:p text:style-name="P11"><text:span text:style-name="T3"/></text:p>
      <text:p text:style-name="P11"><text:soft-page-break/><text:span text:style-name="T3"/></text:p>
      <text:p text:style-name="P11"><text:span text:style-name="T3"/></text:p>
      <text:p text:style-name="P11"><text:span text:style-name="T81">*</text:span><text:span text:style-name="T77">Bundler package</text:span><text:span text:style-name="T19">(vite,webpack,parcel)</text:span><text:span text:style-name="T3"> ;important package for production</text:span></text:p>
      <text:p text:style-name="P11"><text:span text:style-name="T3">A </text:span><text:span text:style-name="Strong_20_Emphasis"><text:span text:style-name="T3">bundler</text:span></text:span><text:span text:style-name="T3"> is a tool that takes your application code, dependencies, and assets (like JavaScript, CSS, and images) and combines them into one or more optimized files. This process improves performance and ensures the code is ready for production use. </text:span></text:p>
      <text:p text:style-name="P12"><text:span text:style-name="T77">Npm install parcel -</text:span><text:span text:style-name="T82">D</text:span><text:span text:style-name="T77"> </text:span><text:span text:style-name="T3">(for installation of parcel package)</text:span></text:p>
      <text:p text:style-name="P12"><text:span text:style-name="T3"/></text:p>
      <text:p text:style-name="P124">*Their are two types of dependencies:</text:p>
      <text:p text:style-name="P13"><text:span text:style-name="T3">1.dev dependency: required at development </text:span><text:span text:style-name="T20">phase </text:span><text:span text:style-name="T21">(npm install parcel -D)</text:span></text:p>
      <text:p text:style-name="P13"><text:span text:style-name="T3">2.normal dependency: require in production </text:span><text:span text:style-name="T20">phase</text:span><text:span text:style-name="T3"> also</text:span></text:p>
      <text:p text:style-name="P13"><text:span text:style-name="T3"/></text:p>
      <text:p text:style-name="P14"><text:span text:style-name="T85">~ and ^ use in package.json:</text:span><text:span text:style-name="T3"> </text:span></text:p>
      <text:p text:style-name="P13"><text:span text:style-name="T22">1.</text:span><text:span text:style-name="T3"> </text:span><text:span text:style-name="T22">using ~ in package .json file will upgrade the major version of that package</text:span></text:p>
      <text:p text:style-name="P125">2.using ^ in package .json file will upgarde the minor version/closet version of that package </text:p>
      <text:p text:style-name="P15"><text:span text:style-name="T3"/></text:p>
      <text:p text:style-name="P126">1:2:3—major :minor:patch</text:p>
      <text:p text:style-name="P20"><text:span text:style-name="T3"/></text:p>
      <text:p text:style-name="P17"><text:span text:style-name="T77">*Package.json: </text:span><text:span text:style-name="T83">(keep apprx. version)</text:span><text:span text:style-name="T3"> configuration for npm it keeps track of what version of package is installed in our system. Contain the version all the dependencies .</text:span></text:p>
      <text:p text:style-name="P17"><text:span text:style-name="T3"/></text:p>
      <text:p text:style-name="P22"><text:span text:style-name="T3">*package-lock.json: </text:span><text:span text:style-name="T24">(keep exact version)</text:span></text:p>
      <text:p text:style-name="P28"><text:span text:style-name="T26">1.</text:span><text:span text:style-name="T23">keep the lock of exact version of package that is installed on our system</text:span></text:p>
      <text:p text:style-name="P29"><text:span text:style-name="T26">2.</text:span><text:span text:style-name="T29">sha512</text:span><text:span text:style-name="T3">: to verify that whatever in my machine will be their in production ,</text:span><text:span text:style-name="T25">keep track of all the version</text:span></text:p>
      <text:p text:style-name="P47"><text:span text:style-name="T156">-</text:span><text:span text:style-name="T25">It ensures that everyone who installs your project gets the same versions of dependencies, avoiding unexpected issues caused by version mismatches. </text:span></text:p>
      <text:p text:style-name="P29"><text:span text:style-name="T25"/></text:p>
      <text:p text:style-name="P23"><text:span text:style-name="T25">*</text:span><text:span text:style-name="T3">Node_modules:</text:span></text:p>
      <text:p text:style-name="P30"><text:span text:style-name="T3">-transitive dependencies: one dependency depend upon another</text:span><text:span text:style-name="T27"> </text:span></text:p>
      <text:p text:style-name="P30"><text:span text:style-name="T27">-</text:span><text:span text:style-name="T28">every dependencies has their own package.json file</text:span></text:p>
      <text:p text:style-name="P31"><text:span text:style-name="T28">n</text:span><text:span text:style-name="T3">pm install: for regenerating node module</text:span></text:p>
      <text:p text:style-name="P31"><text:span text:style-name="T3"/></text:p>
      <text:p text:style-name="P44"><text:soft-page-break/><text:span text:style-name="T157">npx parcel index.html: </text:span><text:span text:style-name="T3">is used to start a development server with Parcel for your project. It builds and serves your application in development mode, enabling features like live reloading and fast builds. </text:span></text:p>
      <text:p text:style-name="P127">npx(means we are executing package)</text:p>
      <text:p text:style-name="P60"><text:span text:style-name="T3"/></text:p>
      <text:p text:style-name="P136">*include react in project:</text:p>
      <text:p text:style-name="P61"><text:span text:style-name="T3">1.using cdn links</text:span><text:span text:style-name="T30">(added links in project)</text:span></text:p>
      <text:p text:style-name="P61"><text:span text:style-name="T3">2.using npm </text:span><text:span text:style-name="T30">(npm install react) </text:span><text:span text:style-name="T31">and npm install react-dom</text:span></text:p>
      <text:p text:style-name="P61"><text:span text:style-name="T31"/></text:p>
      <text:p text:style-name="P82"><text:span text:style-name="T31">n</text:span><text:span text:style-name="T3">px parcel index.html –</text:span><text:span text:style-name="T32">for starting react parcel project</text:span></text:p>
      <text:p text:style-name="P82"><text:span text:style-name="T32"/></text:p>
      <text:p text:style-name="P128">uses of parcel: </text:p>
      <text:p text:style-name="P83"><text:span text:style-name="T3">dev build, local server, HMR(hot module replacement/auto refresh), </text:span><text:span text:style-name="T33">file watching algorithm -written in c++</text:span></text:p>
      <text:p text:style-name="P45"><text:span text:style-name="T33">c</text:span><text:span text:style-name="T35">aching-faster build </text:span><text:span text:style-name="T34">(parcel -caching file),</text:span></text:p>
      <text:p text:style-name="P140">image optimization</text:p>
      <text:p text:style-name="P39">-Minification of file</text:p>
      <text:p text:style-name="P39">-bundling</text:p>
      <text:p text:style-name="P39">-compressing</text:p>
      <text:p text:style-name="P39"/>
      <text:p text:style-name="P41">*npx parcel <text:span text:style-name="T158">build</text:span> index.html <text:s/><text:span text:style-name="T159">(remove main property from package.json)</text:span></text:p>
      <text:p text:style-name="P41"/>
      <text:p text:style-name="P84">-<text:span text:style-name="T159">parcel cache and dist and node_module are temporary file </text:span></text:p>
      <text:p text:style-name="P84"/>
      <text:p text:style-name="P46"><text:span text:style-name="T86">*</text:span><text:span text:style-name="T87">Browserlist:</text:span><text:span text:style-name="T91"> </text:span><text:span text:style-name="T36">it is npm package , for supporting older version ,</text:span><text:span text:style-name="Strong_20_Emphasis"><text:span text:style-name="T3">Browserslist</text:span></text:span><text:span text:style-name="T3"> is a configuration tool used in modern web development to specify which browsers your project should support. </text:span></text:p>
      <text:p text:style-name="P33"><text:span text:style-name="T98"> </text:span><text:span text:style-name="T132">"browserslist"</text:span><text:span text:style-name="T98">: [</text:span></text:p>
      <text:p text:style-name="P32"><text:span text:style-name="T97">    </text:span><text:span text:style-name="T137">"last 10 chrome version"</text:span><text:span text:style-name="T97">,</text:span></text:p>
      <text:p text:style-name="P32"><text:span text:style-name="T97">    </text:span><text:span text:style-name="T137">"last 2 Firefox version"</text:span></text:p>
      <text:p text:style-name="P39">  ]</text:p>
      <text:p text:style-name="P85"><text:span text:style-name="T3"/></text:p>
      <text:p text:style-name="P85"><text:span text:style-name="T3">-</text:span><text:span text:style-name="T37">npm start equivalent to npm run start </text:span><text:span text:style-name="T38">but it not support npm build </text:span><text:span text:style-name="T39">(start is resolved keyword)</text:span></text:p>
      <text:p text:style-name="P85"><text:span text:style-name="T39"/></text:p>
      <text:p text:style-name="P68"><text:span text:style-name="T3">*</text:span><text:span text:style-name="T39">A</text:span><text:span text:style-name="T3">ll are configured in package.json:</text:span></text:p>
      <text:p text:style-name="P86"><text:span text:style-name="T39">n</text:span><text:span text:style-name="T3">pm start =&gt;npm run start=&gt; npm parcel index.html</text:span></text:p>
      <text:p text:style-name="P129">npm run build=&gt; npm parcel build index.html</text:p>
      <text:p text:style-name="P86"><text:span text:style-name="T3"/></text:p>
      <text:p text:style-name="P87"><text:span text:style-name="T41">(*</text:span><text:span text:style-name="T3">react element is not a html element it is object </text:span><text:span text:style-name="T40">when we render in dom it become html element</text:span><text:span text:style-name="T41">)</text:span></text:p>
      <text:p text:style-name="P87"><text:soft-page-break/><text:span text:style-name="T41"/></text:p>
      <text:p text:style-name="P88"><text:span text:style-name="T88">*</text:span><text:span text:style-name="T85">JSX</text:span><text:span text:style-name="T3">(Javascript syntax -&gt;(for creation of element)</text:span></text:p>
      <text:p text:style-name="P130">-jsx is not a part of react.</text:p>
      <text:p text:style-name="P88"><text:span text:style-name="T3">-we can write react without jsx </text:span><text:span text:style-name="T42">but jsx makes developer life easy</text:span></text:p>
      <text:p text:style-name="P88"><text:span text:style-name="T42"/></text:p>
      <text:p text:style-name="P89"><text:span text:style-name="T42">J</text:span><text:span text:style-name="T3">SX is not html in javascript it is Html <text:s/></text:span><text:span text:style-name="T43">like syntax </text:span><text:span text:style-name="T3">or XML like syntax </text:span></text:p>
      <text:p text:style-name="P87"><text:span text:style-name="T41"/></text:p>
      <text:p text:style-name="P90"><text:span text:style-name="T77">JavaScript Engines Understand ECMAScript:</text:span><text:span text:style-name="T3"> </text:span></text:p>
      <text:p text:style-name="P90"><text:span text:style-name="T44">-JSX( transpiled before it reaches to js engine)-</text:span><text:span text:style-name="T45">parcel -(Babel package)</text:span><text:span text:style-name="T46">[using babel pacel transpiled jsx to React)</text:span></text:p>
      <text:p text:style-name="P90"><text:span text:style-name="T46"/></text:p>
      <text:p text:style-name="P91"><text:span text:style-name="T48">JSX</text:span><text:span text:style-name="T3">=&gt; </text:span><text:span text:style-name="T53">Babel transpiles it to </text:span><text:span text:style-name="T3">React.createElement</text:span><text:span text:style-name="T47">=&gt;ReactElement-js object=&gt;HTMLElement(render)</text:span></text:p>
      <text:p text:style-name="P91"><text:span text:style-name="T47"/></text:p>
      <text:p text:style-name="P94"><text:span text:style-name="T49">**</text:span><text:span text:style-name="T47">(</text:span><text:span text:style-name="T3">Babel-Javascript compiler):</text:span></text:p>
      <text:p text:style-name="P93"><text:span text:style-name="T3"/></text:p>
      <text:p text:style-name="P92"><text:span text:style-name="T3">const header=&lt;h1&gt;Hello&lt;/h1&gt; : <text:s/></text:span><text:span text:style-name="T49">const header=React.createElement(“h1”,{},”Hello”)</text:span></text:p>
      <text:p text:style-name="P92"><text:span text:style-name="T3"/></text:p>
      <text:p text:style-name="P95"><text:span text:style-name="T3">instead of “class” we need to give <text:s/>“className” <text:s/></text:span><text:span text:style-name="T50">(If we need to give attribute to jsx then we need to use camel</text:span><text:span text:style-name="T51">C</text:span><text:span text:style-name="T50">ase)</text:span></text:p>
      <text:p text:style-name="P95"><text:span text:style-name="T50"/></text:p>
      <text:p text:style-name="P95"><text:span text:style-name="T50">-</text:span><text:span text:style-name="T52">If their is multiple lines of JSX then write this inside () bracket.</text:span></text:p>
      <text:p text:style-name="P95"><text:span text:style-name="T52"/></text:p>
      <text:p text:style-name="P96"><text:span text:style-name="T84">E</text:span><text:span text:style-name="T77">xtension in vs code</text:span><text:span text:style-name="T3">=&gt; code prettier, bracket pair colourization toggler,ES lint,better comments</text:span></text:p>
      <text:p text:style-name="P96"><text:span text:style-name="T3"/></text:p>
      <text:p text:style-name="P137">*React Components:</text:p>
      <text:p text:style-name="P131">-Everything in react is a component , navbar, footer, header</text:p>
      <text:p text:style-name="P97"><text:span text:style-name="T3"/></text:p>
      <text:p text:style-name="P97"><text:span text:style-name="T3">1.Class based component-</text:span><text:span text:style-name="T54">old way</text:span></text:p>
      <text:p text:style-name="P97"><text:span text:style-name="T3">2.Functional Component-</text:span><text:span text:style-name="T54">new way</text:span></text:p>
      <text:p text:style-name="P97"><text:span text:style-name="T54"/></text:p>
      <text:p text:style-name="P98"><text:span text:style-name="T54">r</text:span><text:span text:style-name="T3">eact functional component: it is like javascript function</text:span></text:p>
      <text:p text:style-name="P132">-Name start with Capital letter</text:p>
      <text:p text:style-name="P98"><text:span text:style-name="T3"/></text:p>
      <text:p text:style-name="P34"><text:span text:style-name="T114">const</text:span><text:span text:style-name="T98"> </text:span><text:span text:style-name="T151">HeadingComponent</text:span><text:span text:style-name="T98"> </text:span><text:span text:style-name="T123">=</text:span><text:span text:style-name="T98"> () </text:span><text:span text:style-name="T114">=&gt;</text:span><text:span text:style-name="T98"> {</text:span></text:p>
      <text:p text:style-name="P32"><text:span text:style-name="T97">  </text:span><text:span text:style-name="T160">return</text:span><text:span text:style-name="T97"> </text:span><text:span text:style-name="T107">&lt;</text:span><text:span text:style-name="T113">h1</text:span><text:span text:style-name="T107">&gt;</text:span><text:span text:style-name="T97">This is React Compoennt</text:span><text:span text:style-name="T107">&lt;/</text:span><text:span text:style-name="T113">h1</text:span><text:span text:style-name="T107">&gt;</text:span><text:span text:style-name="T97">;</text:span></text:p>
      <text:p text:style-name="P39">};</text:p>
      <text:p text:style-name="P97"><text:span text:style-name="T3"/></text:p>
      <text:p text:style-name="P48"><text:soft-page-break/><text:span text:style-name="T56">or </text:span></text:p>
      <text:p text:style-name="P48"><text:span text:style-name="T117"/></text:p>
      <text:p text:style-name="P48"><text:span text:style-name="T116">const</text:span><text:span text:style-name="T101"> </text:span><text:span text:style-name="T144">Heading1Component </text:span><text:span text:style-name="T145">= </text:span><text:span text:style-name="T101">()</text:span><text:span text:style-name="T126">=&gt;</text:span><text:span text:style-name="T101">(</text:span><text:span text:style-name="T111">&lt;</text:span><text:span text:style-name="T116">h1</text:span><text:span text:style-name="T101"> </text:span><text:span text:style-name="T135">className</text:span><text:span text:style-name="T126">=</text:span><text:span text:style-name="T139">"header"</text:span><text:span text:style-name="T111">&gt;</text:span><text:span text:style-name="T101">This is header</text:span><text:span text:style-name="T111">&lt;/</text:span><text:span text:style-name="T116">h1</text:span><text:span text:style-name="T111">&gt;</text:span><text:span text:style-name="T101">)</text:span></text:p>
      <text:p text:style-name="P100"><text:span text:style-name="T3"/></text:p>
      <text:p text:style-name="P62"><text:span text:style-name="T55">**</text:span><text:span text:style-name="T59">Arrow </text:span><text:span text:style-name="T3">Function That return </text:span><text:span text:style-name="T59">JSX</text:span><text:span text:style-name="T3"> code is called functional Component or a function that return react element </text:span><text:span text:style-name="T57">or </text:span><text:span text:style-name="T58">more/group</text:span><text:span text:style-name="T57"> of react element</text:span><text:span text:style-name="T3">.</text:span></text:p>
      <text:p text:style-name="P62"><text:span text:style-name="T3"/></text:p>
      <text:p text:style-name="P133">React Element is JSX.</text:p>
      <text:p text:style-name="P99"><text:span text:style-name="T3">//</text:span><text:span text:style-name="T60">render the functional component:</text:span></text:p>
      <text:p text:style-name="P99"><text:span text:style-name="T60"/></text:p>
      <text:p text:style-name="P34"><text:span text:style-name="T142">root</text:span><text:span text:style-name="T98">.</text:span><text:span text:style-name="T151">render</text:span><text:span text:style-name="T98">(</text:span><text:span text:style-name="T108">&lt;</text:span><text:span text:style-name="T162">Heading1Component</text:span><text:span text:style-name="T98"> </text:span><text:span text:style-name="T108">/&gt;</text:span><text:span text:style-name="T98">);</text:span></text:p>
      <text:p text:style-name="P35"/>
      <text:p text:style-name="P49"><text:span text:style-name="T89">*</text:span><text:span text:style-name="T90">Co</text:span><text:span text:style-name="T89">mponent </text:span><text:span text:style-name="T90">C</text:span><text:span text:style-name="T89">omposition:</text:span></text:p>
      <text:p text:style-name="P49"><text:span text:style-name="T89"/></text:p>
      <text:p text:style-name="P134">Component composition in React includes one or more components in a single component, where each sub-component can further consist of additional components. </text:p>
      <text:p text:style-name="P134">Components in React are building blocks that are used to create user interfaces (UIs). </text:p>
      <text:p text:style-name="P135">It provide Reusability, Maintainability, Improved readability</text:p>
      <text:p text:style-name="P101"><text:span text:style-name="T3"/></text:p>
      <text:p text:style-name="P63"><text:span text:style-name="T3">*using {} </text:span><text:span text:style-name="T61">inside JSX ,</text:span><text:span text:style-name="T3">we can write any javascript expression inside it.</text:span></text:p>
      <text:p text:style-name="P64"><text:span text:style-name="T3">Put react</text:span><text:span text:style-name="T62">E</text:span><text:span text:style-name="T3">lement inside jsx ={title}</text:span></text:p>
      <text:p text:style-name="P64"><text:span text:style-name="T3"/></text:p>
      <text:p text:style-name="P65"><text:span text:style-name="T3">-</text:span><text:span text:style-name="T63">we can put component inside the react element also. </text:span></text:p>
      <text:p text:style-name="P65"><text:span text:style-name="T64">Using &lt;ReactComponent/&gt; </text:span><text:span text:style-name="T65">or &lt;ReactComponent&gt;&lt;/ReactComponent&gt; </text:span><text:span text:style-name="T66">or { ReactComponent() }:</text:span><text:span text:style-name="T93"> </text:span><text:span text:style-name="T94">as a functional component is javascript function and we can write the javascript inside {} so it is possible</text:span></text:p>
      <text:p text:style-name="P64"><text:span text:style-name="T64"/></text:p>
      <text:p text:style-name="P69"><text:span text:style-name="T64">*</text:span><text:span text:style-name="T92">JSX Avoid</text:span><text:span text:style-name="T3"> Cross Scripting A</text:span><text:span text:style-name="T66">t</text:span><text:span text:style-name="T3">tack.</text:span></text:p>
      <text:p text:style-name="P75"><text:span text:style-name="T3">- </text:span><text:span text:style-name="T92">cross scripting a</text:span><text:span text:style-name="T93">t</text:span><text:span text:style-name="T92">tack means </text:span><text:span text:style-name="T95">any bad API that take the malicious data along with execution of this API .</text:span></text:p>
      <text:p text:style-name="P139">-JSX will avoid that cross scripting attack , don’t blindly take the whole data ,it ignores the unwanted data at the time of conversion.</text:p>
      <text:p text:style-name="P75"><text:span text:style-name="T95"/></text:p>
      <text:p text:style-name="P70"><text:span text:style-name="T67">*</text:span><text:span text:style-name="T3">Inline style in JSX : creation of object</text:span></text:p>
      <text:p text:style-name="P70"><text:soft-page-break/><text:span text:style-name="T3"/></text:p>
      <text:p text:style-name="P57"><text:span text:style-name="T68"><text:s/>-if we want to give style you want to give as a object. </text:span><text:span text:style-name="T69">Or style={{backgroundColor:#f0f0f0}}</text:span></text:p>
      <text:p text:style-name="P102"><text:span text:style-name="T96">- </text:span><text:span text:style-name="T119">const</text:span><text:span text:style-name="T103"> </text:span><text:span text:style-name="T147">styleCard</text:span><text:span text:style-name="T103"> </text:span><text:span text:style-name="T128">=</text:span><text:span text:style-name="T103"> {</text:span></text:p>
      <text:p text:style-name="P32"><text:span text:style-name="T97">  </text:span><text:span text:style-name="T131">backgroundColor:</text:span><text:span text:style-name="T97"> </text:span><text:span text:style-name="T137">"#f0f0f0"</text:span><text:span text:style-name="T97">,}; <text:s text:c="36"/></text:span></text:p>
      <text:p text:style-name="P76"><text:span text:style-name="T102">    </text:span><text:span text:style-name="T112">&lt;</text:span><text:span text:style-name="T118">div</text:span><text:span text:style-name="T102"> </text:span><text:span text:style-name="T136">className</text:span><text:span text:style-name="T127">=</text:span><text:span text:style-name="T140">"res-card"</text:span><text:span text:style-name="T102"> </text:span><text:span text:style-name="T136">style</text:span><text:span text:style-name="T127">=</text:span><text:span text:style-name="T118">{</text:span><text:span text:style-name="T146">styleCard</text:span><text:span text:style-name="T118">}</text:span><text:span text:style-name="T112">&gt; <text:s text:c="6"/>//uses</text:span></text:p>
      <text:p text:style-name="P77"><text:span text:style-name="T112"/></text:p>
      <text:p text:style-name="P138">*Make the cart as Dynamic:</text:p>
      <text:p text:style-name="P71"><text:span text:style-name="T3">-</text:span><text:span text:style-name="T70">Props</text:span></text:p>
      <text:p text:style-name="P71"><text:span text:style-name="T70"/></text:p>
      <text:p text:style-name="P58"><text:span text:style-name="T70">- </text:span><text:span text:style-name="T71">Passing props to a function is just like passing arguments to a function.</text:span></text:p>
      <text:p text:style-name="P59"><text:span text:style-name="T100">        </text:span><text:span text:style-name="T110">&lt;</text:span><text:span text:style-name="T163">RestaurantCard</text:span><text:span text:style-name="T100">  </text:span><text:span text:style-name="T134">resName</text:span><text:span text:style-name="T125">=</text:span><text:span text:style-name="T138">"Meghana Food"</text:span><text:span text:style-name="T100"> </text:span><text:span text:style-name="T134">cuisian</text:span><text:span text:style-name="T125">=</text:span><text:span text:style-name="T138">"Biryani,North Indian, Asian"</text:span><text:span text:style-name="T110">/&gt;</text:span></text:p>
      <text:p text:style-name="P58"><text:span text:style-name="T71"/></text:p>
      <text:p text:style-name="P141">For passing dynamic data to our component we used props</text:p>
      <text:p text:style-name="P103"><text:span text:style-name="T72"/></text:p>
      <text:p text:style-name="P105"><text:span text:style-name="T72">-</text:span><text:span text:style-name="T73">instead of passing props inside component we pass argument like </text:span></text:p>
      <text:p text:style-name="P105"><text:span text:style-name="T73"/></text:p>
      <text:p text:style-name="P152">const RestaurantCard = (props) =&gt; {</text:p>
      <text:p text:style-name="P107">  return (</text:p>
      <text:p text:style-name="P107">  <text:span text:style-name="T164">)}</text:span></text:p>
      <text:p text:style-name="P107"/>
      <text:p text:style-name="P108">or</text:p>
      <text:p text:style-name="P108"/>
      <text:p text:style-name="P109">const RestaurantCad=( resName, name)=&gt;{ <text:s text:c="23"/></text:p>
      <text:p text:style-name="P109"><text:s/>//<text:span text:style-name="T165">destructuring </text:span><text:span text:style-name="T166">of object –javascript functionality</text:span></text:p>
      <text:p text:style-name="P108">}</text:p>
      <text:p text:style-name="P105"><text:span text:style-name="T73"/></text:p>
      <text:p text:style-name="P105"><text:span text:style-name="T73">-</text:span><text:span text:style-name="T74">Props is like a javascript object.</text:span></text:p>
      <text:p text:style-name="P105"><text:span text:style-name="T74"/></text:p>
      <text:p text:style-name="P104"><text:span text:style-name="T74">*</text:span><text:span text:style-name="T3">Confi</text:span><text:span text:style-name="T76">g</text:span><text:span text:style-name="T3"> driven UI:</text:span></text:p>
      <text:p text:style-name="P104"><text:span text:style-name="T3"/></text:p>
      <text:p text:style-name="P106"><text:span text:style-name="T3">- controlling the UI based on data // </text:span><text:span text:style-name="T75">all UI should driven by Config</text:span></text:p>
      <text:p text:style-name="P50"><text:span text:style-name="T168">-Config-driven UI is a </text:span><text:span text:style-name="Strong_20_Emphasis"><text:span text:style-name="T188">design pattern where the structure and behaviour of the user interface are defined using configuration files rather than hard-coded in the application</text:span></text:span><text:span text:style-name="T168">.  </text:span></text:p>
      <text:p text:style-name="P50"><text:span text:style-name="T168"/></text:p>
      <text:p text:style-name="P144">-These configuration files are typically in formats like JSON or YAML .</text:p>
      <text:p text:style-name="P50"><text:span text:style-name="T168">-In traditional UI development, changes to the interface require modifying the code directly. However, with config-driven UI, you can update the </text:span><text:soft-page-break/><text:span text:style-name="T168">configuration files, and the UI will automatically adjust based on the new settings. </text:span><text:span text:style-name="T168"/></text:p>
      <text:p text:style-name="P50"><text:span text:style-name="T168">-</text:span><text:span text:style-name="T169">If we want to create large application then we hosted that in CDN .</text:span><text:span text:style-name="T170">(cloudinary means CDN)</text:span></text:p>
      <text:p text:style-name="P50"><text:span text:style-name="T170"/></text:p>
      <text:p text:style-name="P66"><text:span text:style-name="T180">*</text:span><text:span text:style-name="T179">for displying multiple data we use </text:span><text:span text:style-name="T181">Javascript map()</text:span></text:p>
      <text:p text:style-name="P110"><text:span text:style-name="T171">-</text:span><text:span text:style-name="T172">Key( used to pass unique id )</text:span></text:p>
      <text:p text:style-name="P50"><text:span text:style-name="T170">-</text:span><text:span text:style-name="T173">at the time of using map we used map index as a unique key like,</text:span></text:p>
      <text:p text:style-name="P50"><text:span text:style-name="T173"/></text:p>
      <text:p text:style-name="P153">{resObj.map((restaurant, index) =&gt; (</text:p>
      <text:p text:style-name="P32"><text:span text:style-name="T122">          </text:span><text:span text:style-name="T107">&lt;</text:span><text:span text:style-name="T161">RestaurantCard</text:span><text:span text:style-name="T122"> </text:span><text:span text:style-name="T131">key</text:span><text:span text:style-name="T122">=</text:span><text:span text:style-name="T113">{</text:span><text:span text:style-name="T131">index</text:span><text:span text:style-name="T113">}</text:span><text:span text:style-name="T122"> </text:span><text:span text:style-name="T131">resData</text:span><text:span text:style-name="T122">=</text:span><text:span text:style-name="T113">{</text:span><text:span text:style-name="T131">restaurant</text:span><text:span text:style-name="T113">}</text:span><text:span text:style-name="T122"> </text:span><text:span text:style-name="T107">/&gt;</text:span></text:p>
      <text:p text:style-name="P32"><text:span text:style-name="T122">        ))</text:span><text:span text:style-name="T113">}</text:span></text:p>
      <text:p text:style-name="P50"><text:span text:style-name="T170"/></text:p>
      <text:p text:style-name="P67"><text:span text:style-name="T180">*</text:span><text:span text:style-name="T179">React says that , don’t use indexes as a keys ----&gt;imp</text:span></text:p>
      <text:p text:style-name="P153">-resObj.map((restaurant) =&gt; (</text:p>
      <text:p text:style-name="P32"><text:span text:style-name="T122">          </text:span><text:span text:style-name="T107">&lt;</text:span><text:span text:style-name="T161">RestaurantCard</text:span><text:span text:style-name="T122"> </text:span><text:span text:style-name="T131">key</text:span><text:span text:style-name="T122">=</text:span><text:span text:style-name="T113">{</text:span><text:span text:style-name="T131">restaurant</text:span><text:span text:style-name="T122">.</text:span><text:span text:style-name="T131">id</text:span><text:span text:style-name="T113">}</text:span><text:span text:style-name="T122"> </text:span><text:span text:style-name="T131">resData</text:span><text:span text:style-name="T122">=</text:span><text:span text:style-name="T113">{</text:span><text:span text:style-name="T131">restaurant</text:span><text:span text:style-name="T113">}</text:span><text:span text:style-name="T122"> </text:span><text:span text:style-name="T107">/&gt;</text:span></text:p>
      <text:p text:style-name="P32"><text:span text:style-name="T122">        ))</text:span><text:span text:style-name="T113">}</text:span></text:p>
      <text:p text:style-name="P50"><text:span text:style-name="T170"/></text:p>
      <text:p text:style-name="P72"><text:span text:style-name="T185">-</text:span><text:span text:style-name="T186">Not using key (not acceptable) &lt;&lt;index as key &lt;&lt;&lt;&lt;&lt;&lt;&lt;&lt;unique Id(Best Parctice)</text:span></text:p>
      <text:p text:style-name="P50"><text:span text:style-name="T174"/></text:p>
      <text:p text:style-name="P50"><text:span text:style-name="T174"/></text:p>
      <text:p text:style-name="P142">*Issues with Indexes:</text:p>
      <text:p text:style-name="P73"><text:span text:style-name="T184"/></text:p>
      <text:p text:style-name="P54"><text:span text:style-name="T177">1.</text:span><text:span text:style-name="Strong_20_Emphasis"><text:span text:style-name="T178">Reordering the List:</text:span></text:span><text:span text:style-name="T167"> If the list items are reordered (e.g., through sorting), the keys will also change, as they are based on the array indices.  </text:span></text:p>
      <text:p text:style-name="P54"><text:span text:style-name="T167"/></text:p>
      <text:p text:style-name="P54"><text:span text:style-name="T177">2.</text:span><text:span text:style-name="Strong_20_Emphasis"><text:span text:style-name="T178">Adding or Removing Items:</text:span></text:span><text:span text:style-name="T167"> </text:span><text:span text:style-name="T177">When elements are added or removed, React may fail to correctly track the changes if the keys are based on the index </text:span></text:p>
      <text:p text:style-name="P116"><text:span text:style-name="T177"/></text:p>
      <text:p text:style-name="P116"><text:span text:style-name="T177"/></text:p>
      <text:p text:style-name="P143">*Comm<text:span text:style-name="T245">en</text:span>ts in JSX:</text:p>
      <text:p text:style-name="P145">we use {} for writing comments in JSX file as a javascript sentences</text:p>
      <text:p text:style-name="P51"><text:span text:style-name="T190">-</text:span><text:span text:style-name="T189">To write a single-line comment in JSX, use </text:span><text:span text:style-name="Source_20_Text"><text:span text:style-name="T189">//</text:span></text:span><text:span text:style-name="T189"> inside </text:span><text:span text:style-name="Source_20_Text"><text:span text:style-name="T189">{} </text:span></text:span><text:span text:style-name="Source_20_Text"><text:span text:style-name="T191">JSX</text:span></text:span></text:p>
      <text:p text:style-name="P51"><text:span text:style-name="Source_20_Text"><text:span text:style-name="T191">-For multi-line comments, use the /* */ syntax inside {} jSX</text:span></text:span></text:p>
      <text:p text:style-name="P51"><text:span text:style-name="Source_20_Text"><text:span text:style-name="T175"/></text:span></text:p>
      <text:p text:style-name="Preformatted_20_Text"/>
      <text:p text:style-name="P111"><text:span text:style-name="T187">● Is ES6 mandatory for React?</text:span><text:span text:style-name="T167"> </text:span></text:p>
      <text:p text:style-name="P111"><text:span text:style-name="T167">-</text:span><text:span text:style-name="T176">No it is not mandatory </text:span></text:p>
      <text:p text:style-name="P111"><text:soft-page-break/><text:span text:style-name="T176"/></text:p>
      <text:p text:style-name="P115"><text:span text:style-name="T182">{TitleComponent} vs {&lt;</text:span><text:span text:style-name="T183">TitleComponent /</text:span><text:span text:style-name="T182">&gt;} vs {&lt;</text:span><text:span text:style-name="T183">TitleComponent&gt; &lt;/TitleComponent</text:span><text:span text:style-name="T182">} in JS</text:span><text:span text:style-name="T183">X.</text:span></text:p>
      <text:p text:style-name="P51"><text:span text:style-name="T192">-1.</text:span><text:span text:style-name="Strong_20_Emphasis"><text:span text:style-name="Source_20_Text"><text:span text:style-name="T202">{TitleComponent}</text:span></text:span></text:span></text:p>
      <text:list text:style-name="L1">
        <text:list-item>
          <text:p text:style-name="P163"><text:span text:style-name="Strong_20_Emphasis"><text:span text:style-name="T243">Meaning:</text:span></text:span><text:span text:style-name="T243"> Refers to the variable or function itself, not an instance of the component.</text:span></text:p>
        </text:list-item>
      </text:list>
      <text:p text:style-name="P52"><text:span text:style-name="T192">2.</text:span><text:span text:style-name="Strong_20_Emphasis"><text:span text:style-name="T202">. </text:span></text:span><text:span text:style-name="Strong_20_Emphasis"><text:span text:style-name="Source_20_Text"><text:span text:style-name="T202">{&lt;TitleComponent /&gt;}</text:span></text:span></text:span></text:p>
      <text:list text:style-name="L2">
        <text:list-item>
          <text:p text:style-name="P164"><text:span text:style-name="Strong_20_Emphasis"><text:span text:style-name="T243">Meaning:</text:span></text:span><text:span text:style-name="T243"> Refers to the instance of the component rendered as JSX.</text:span></text:p>
        </text:list-item>
        <text:list-item>
          <text:p text:style-name="P164"><text:span text:style-name="Strong_20_Emphasis"><text:span text:style-name="T243">Use Case:</text:span></text:span><text:span text:style-name="T243"> You use this when you want to directly render the component and its output.</text:span></text:p>
        </text:list-item>
      </text:list>
      <text:p text:style-name="P52"><text:span text:style-name="T192">3.</text:span><text:span text:style-name="Strong_20_Emphasis"><text:span text:style-name="Source_20_Text"><text:span text:style-name="T201">{&lt;TitleComponent&gt;&lt;/TitleComponent&gt;}</text:span></text:span></text:span></text:p>
      <text:list text:style-name="L3">
        <text:list-item>
          <text:p text:style-name="P165"><text:span text:style-name="Strong_20_Emphasis"><text:span text:style-name="T243">Meaning:</text:span></text:span><text:span text:style-name="T243"> This is another way to render the component, explicitly specifying its opening and closing tags.</text:span></text:p>
        </text:list-item>
        <text:list-item>
          <text:p text:style-name="P165"><text:span text:style-name="Strong_20_Emphasis"><text:span text:style-name="T243">Use Case:</text:span></text:span><text:span text:style-name="T243"> Required when the component has children or additional content passed between its tags.</text:span></text:p>
        </text:list-item>
        <text:list-item>
          <text:p text:style-name="P165"><text:span text:style-name="T243"/></text:p>
        </text:list-item>
      </text:list>
      <text:p text:style-name="P146">*React.Fragment: </text:p>
      <text:p text:style-name="P112"><text:span text:style-name="T208"/></text:p>
      <text:p text:style-name="P112"><text:span text:style-name="T206">-In React, </text:span><text:span text:style-name="Source_20_Text"><text:span text:style-name="T203">&lt;React.Fragment&gt;</text:span></text:span><text:span text:style-name="T206"> and its shorthand </text:span><text:span text:style-name="Source_20_Text"><text:span text:style-name="T203">&lt;&gt;&lt;/&gt;</text:span></text:span><text:span text:style-name="T206"> serve the same purpose: they allow you to group multiple JSX elements without adding an extra DOM node. </text:span></text:p>
      <text:p text:style-name="P112"><text:span text:style-name="T206">-This is useful in scenarios where</text:span><text:span text:style-name="T201"> you need to return multiple elements from a component</text:span><text:span text:style-name="T206"> but don't want to introduce unnecessary elements in the HTML structure. </text:span></text:p>
      <text:p text:style-name="P112"><text:span text:style-name="T206">-function MyComponent() {<text:line-break/> <text:s/>return (<text:line-break/> <text:s text:c="3"/>&lt;React.Fragment&gt; <text:s text:c="3"/>//</text:span><text:span text:style-name="T209">support key attribute</text:span><text:span text:style-name="T206"><text:line-break/> <text:s text:c="5"/>&lt;h1&gt;Hello&lt;/h1&gt;<text:line-break/> <text:s text:c="5"/>&lt;p&gt;World&lt;/p&gt;<text:line-break/> <text:s text:c="3"/>&lt;/React.Fragment&gt;<text:line-break/> <text:s/>);<text:line-break/>}<text:line-break/><text:line-break/>function MyComponentShorthand() {<text:line-break/> <text:s/>return (<text:line-break/> <text:s text:c="3"/>&lt;&gt; <text:s text:c="29"/>//</text:span><text:span text:style-name="T209">does not support key attribute</text:span><text:span text:style-name="T206"><text:line-break/> <text:s text:c="5"/>&lt;h1&gt;Hello&lt;/h1&gt; <text:line-break/> <text:s text:c="5"/>&lt;p&gt;World&lt;/p&gt;<text:line-break/> <text:s text:c="3"/>&lt;/&gt;<text:line-break/></text:span><text:soft-page-break/><text:span text:style-name="T206"> <text:s/>);<text:line-break/>}</text:span></text:p>
      <text:p text:style-name="P112"><text:span text:style-name="T206"/></text:p>
      <text:p text:style-name="P147">*Reconciliation in React :</text:p>
      <text:p text:style-name="P114"><text:span text:style-name="T234"/></text:p>
      <text:p text:style-name="P113"><text:span text:style-name="T207">-React </text:span><text:span text:style-name="Strong_20_Emphasis"><text:span text:style-name="T203">Reconciliation </text:span></text:span><text:span text:style-name="T207">refers to React’s process of comparing the current and previous states of the Virtual DOM and updating the DOM efficiently. </text:span><text:span text:style-name="T203">Steps of reconciliation Works:</text:span></text:p>
      <text:p text:style-name="P113"><text:span text:style-name="T207"/></text:p>
      <text:p text:style-name="P53"><text:span text:style-name="Strong_20_Emphasis"><text:span text:style-name="T210">1.</text:span></text:span><text:span text:style-name="Strong_20_Emphasis"><text:span text:style-name="T203">Render Phase: </text:span></text:span><text:span text:style-name="Strong_20_Emphasis"><text:span text:style-name="T207">React calls the render() method of a component to generate a new Virtual DOM representation.</text:span></text:span></text:p>
      <text:p text:style-name="P53"><text:span text:style-name="Strong_20_Emphasis"><text:span text:style-name="T207"/></text:span></text:p>
      <text:p text:style-name="P53"><text:span text:style-name="Strong_20_Emphasis"><text:span text:style-name="T210">2.</text:span></text:span><text:span text:style-name="Strong_20_Emphasis"><text:span text:style-name="T204">Diffing Algorithm:</text:span></text:span><text:span text:style-name="Strong_20_Emphasis"><text:span text:style-name="T210">React compares the old and new Virtual DOM trees to determine the differences.</text:span></text:span></text:p>
      <text:p text:style-name="P53"><text:span text:style-name="Strong_20_Emphasis"><text:span text:style-name="T204"/></text:span></text:p>
      <text:p text:style-name="P53"><text:span text:style-name="Strong_20_Emphasis"><text:span text:style-name="T204">3.Commit Phase :</text:span></text:span><text:span text:style-name="Strong_20_Emphasis"><text:span text:style-name="T210">Once the differences are determined, React applies the updates to the real DOM in the most efficient way.</text:span></text:span></text:p>
      <text:p text:style-name="P53"><text:span text:style-name="Strong_20_Emphasis"><text:span text:style-name="T204"/></text:span></text:p>
      <text:list text:style-name="L4">
        <text:list-header>
          <text:p text:style-name="P166"><text:span text:style-name="Strong_20_Emphasis"><text:span text:style-name="T198">*React Fiber:</text:span></text:span></text:p>
          <text:p text:style-name="P166"><text:span text:style-name="Strong_20_Emphasis"><text:span text:style-name="T211">-</text:span></text:span></text:p>
        </text:list-header>
        <text:list-item>
          <text:p text:style-name="P166"><text:span text:style-name="Strong_20_Emphasis"><text:span text:style-name="T211"/></text:span></text:p>
          <text:p text:style-name="P166"><text:span text:style-name="Strong_20_Emphasis"><text:span text:style-name="T198">*ReactJS Key:</text:span></text:span></text:p>
          <text:p text:style-name="P166"><text:span text:style-name="Strong_20_Emphasis"><text:span text:style-name="T211">A</text:span></text:span><text:span text:style-name="Strong_20_Emphasis"><text:span text:style-name="T205"> key</text:span></text:span><text:span text:style-name="Strong_20_Emphasis"><text:span text:style-name="T211"> serves as a </text:span></text:span><text:span text:style-name="Strong_20_Emphasis"><text:span text:style-name="T205">unique identifier</text:span></text:span><text:span text:style-name="Strong_20_Emphasis"><text:span text:style-name="T211"> in </text:span></text:span><text:span text:style-name="Strong_20_Emphasis"><text:span text:style-name="T205">React</text:span></text:span><text:span text:style-name="Strong_20_Emphasis"><text:span text:style-name="T211">, helping to track which items in a list have changed, been updated, or removed. It is particularly useful when </text:span></text:span><text:span text:style-name="Strong_20_Emphasis"><text:span text:style-name="T205">dynamically creating components</text:span></text:span><text:span text:style-name="Strong_20_Emphasis"><text:span text:style-name="T211"> or when users modify the list. </text:span></text:span></text:p>
        </text:list-item>
      </text:list>
      <text:list text:style-name="L5">
        <text:list-item>
          <text:p text:style-name="P167">When we have components at same level and if a new component comes on the first without ID, DOM is going to re-render all the components again. </text:p>
        </text:list-item>
        <text:list-item>
          <text:p text:style-name="P167">As DOM can’t identify where to place it. But if we give each of them a unique ID then react knows where to put that component according to the ID. It is a good optimization and performance thing. </text:p>
        </text:list-item>
      </text:list>
      <text:p text:style-name="P117"><text:span text:style-name="T214"><text:s/></text:span><text:span text:style-name="T213">Note* Never use index as keys in map. It is not recommended. </text:span></text:p>
      <text:p text:style-name="P117"><text:span text:style-name="T214"/></text:p>
      <text:p text:style-name="P118"><text:span text:style-name="T213">*</text:span><text:span text:style-name="T214">C</text:span><text:span text:style-name="T213">reation of file structure:</text:span></text:p>
      <text:p text:style-name="P118"><text:span text:style-name="T213"/></text:p>
      <text:p text:style-name="P120"><text:soft-page-break/><text:span text:style-name="T213">1.</text:span><text:span text:style-name="T216">A</text:span><text:span text:style-name="T213">void too much nesting</text:span></text:p>
      <text:p text:style-name="P120"><text:span text:style-name="T213">2.Hardcoded links put in utils (Utilities that can used across the a</text:span><text:span text:style-name="T215">p</text:span><text:span text:style-name="T213">p) –</text:span><text:span text:style-name="T226">constant letter must be in capital letters like ‘LOGO_URL’</text:span><text:span text:style-name="T227">(snake case)</text:span></text:p>
      <text:p text:style-name="P148">3.use variable case as <text:s/></text:p>
      <text:p text:style-name="P118"><text:span text:style-name="T213"/></text:p>
      <text:p text:style-name="P78"><text:span text:style-name="T235">e</text:span><text:span text:style-name="T234">xporting component :</text:span><text:span text:style-name="T241">Multiple default export in one module is not possible </text:span><text:span text:style-name="T242">so we used named export</text:span></text:p>
      <text:p text:style-name="P78"><text:span text:style-name="T234"/></text:p>
      <text:p text:style-name="P120"><text:span text:style-name="T193">1.Default ex</text:span><text:span text:style-name="T194">po</text:span><text:span text:style-name="T193">rt </text:span><text:span text:style-name="T196">[directly export component at last]</text:span><text:span text:style-name="T213">==&gt; export default Header;</text:span></text:p>
      <text:p text:style-name="P120"><text:span text:style-name="T213">-</text:span><text:span text:style-name="T218">import Header form “./component/Header”</text:span></text:p>
      <text:p text:style-name="P120"><text:span text:style-name="T213"/></text:p>
      <text:p text:style-name="P120"><text:span text:style-name="T193"><text:s/></text:span><text:span text:style-name="T195">2.Named Export </text:span><text:span text:style-name="T196">[using export in front of component name ]</text:span><text:span text:style-name="T195">=</text:span><text:span text:style-name="T217">=&gt;If we want to export multiple things </text:span><text:span text:style-name="T218">then we use Named export</text:span></text:p>
      <text:p text:style-name="P149">-import {Header} form “../component/Header”</text:p>
      <text:p text:style-name="P120"><text:span text:style-name="T218"/></text:p>
      <text:p text:style-name="P79"><text:span text:style-name="T236">*</text:span><text:span text:style-name="T234">Is it possible to use both default and named export :</text:span></text:p>
      <text:p text:style-name="P55"><text:span text:style-name="T212">-yes ,it is possible </text:span><text:span text:style-name="T219">using both named and default exports in the same file can be considered an anti-pattern</text:span><text:span text:style-name="T213">. It can lead to confusion and make the code harder to understand. </text:span></text:p>
      <text:p text:style-name="P150">-so best practice is to use either named or default export in a single file but not both.</text:p>
      <text:p text:style-name="P119"><text:span text:style-name="T214"/></text:p>
      <text:p text:style-name="P80"><text:span text:style-name="T235">*</text:span><text:span text:style-name="T234">Event Handler Function :</text:span></text:p>
      <text:p text:style-name="P151">-onClick(),onMouseOver() <text:s/></text:p>
      <text:p text:style-name="P151"><text:span text:style-name="T244">onClick={()=&gt;{console.log(“button clicked”}}</text:span></text:p>
      <text:p text:style-name="P121"><text:span text:style-name="T213"/></text:p>
      <text:p text:style-name="P121"><text:span text:style-name="T220">R</text:span><text:span text:style-name="T213">eact is fast </text:span><text:span text:style-name="T221">and efficient</text:span><text:span text:style-name="T213"> in DOM manipulation ,</text:span><text:span text:style-name="T221">virtual dom ,</text:span></text:p>
      <text:p text:style-name="P121"><text:span text:style-name="T213"/></text:p>
      <text:p text:style-name="P74"><text:span text:style-name="T235">*</text:span><text:span text:style-name="T234">React Hooks :</text:span></text:p>
      <text:p text:style-name="P74"><text:span text:style-name="T234"/></text:p>
      <text:p text:style-name="P81"><text:span text:style-name="T234">//</text:span><text:span text:style-name="T237">state variable- super powerful variable</text:span></text:p>
      <text:p text:style-name="P74"><text:span text:style-name="T237"/></text:p>
      <text:p text:style-name="P154">Hook is Normal Js  utility function develop by facebook developer</text:p>
      <text:p text:style-name="P119"><text:span text:style-name="T222"/></text:p>
      <text:p text:style-name="P119"><text:span text:style-name="T225">1.</text:span><text:span text:style-name="T223">import useState() as named import i.e.,</text:span><text:span text:style-name="T224">import </text:span><text:span text:style-name="T223"><text:s/>{ useState } </text:span><text:span text:style-name="T224">from “react”</text:span></text:p>
      <text:p text:style-name="P119"><text:span text:style-name="T224"/></text:p>
      <text:p text:style-name="P36"><text:span text:style-name="T120">const</text:span><text:span text:style-name="T104"> [</text:span><text:span text:style-name="T148">listOfRestaurant</text:span><text:span text:style-name="T104">]</text:span><text:span text:style-name="T129">=</text:span><text:span text:style-name="T153">useState</text:span><text:span text:style-name="T104">(</text:span><text:span text:style-name="T105">[]</text:span><text:span text:style-name="T104">);</text:span></text:p>
      <text:p text:style-name="P119"><text:span text:style-name="T224"/></text:p>
      <text:p text:style-name="P122"><text:soft-page-break/><text:span text:style-name="T224">u</text:span><text:span text:style-name="T213">sState() can give the variable value in list .</text:span></text:p>
      <text:p text:style-name="P119"><text:span text:style-name="T224"/></text:p>
      <text:p text:style-name="P155"><text:span text:style-name="T224">*</text:span><text:span text:style-name="T199">utils </text:span><text:span text:style-name="T200">folder</text:span><text:span text:style-name="T213">: consist of all the hardcoded data that used across the component.</text:span></text:p>
      <text:p text:style-name="P119"><text:span text:style-name="T224"/></text:p>
      <text:p text:style-name="P119"><text:span text:style-name="T224">-</text:span><text:span text:style-name="T228">for creation of state variable we use hooks in react.</text:span></text:p>
      <text:p text:style-name="P119"><text:span text:style-name="T228"/></text:p>
      <text:p text:style-name="P162"><text:span text:style-name="T239">*</text:span><text:span text:style-name="T238">H</text:span><text:span text:style-name="T234">ooks: normal JS utility function()</text:span></text:p>
      <text:p text:style-name="P157"><text:span text:style-name="T197">1.</text:span><text:span text:style-name="T193">useState() :</text:span><text:span text:style-name="T229">used for creation of super-powerful variable in react</text:span></text:p>
      <text:p text:style-name="P159"><text:span text:style-name="T229">i</text:span><text:span text:style-name="T213">nside the [] react provide state variable(let var;---normal variable, </text:span></text:p>
      <text:p text:style-name="P159"><text:span text:style-name="T213"/></text:p>
      <text:p text:style-name="P159"><text:span text:style-name="T232">const</text:span><text:span text:style-name="T213"> [var, </text:span><text:span text:style-name="T231">methodToModifyVar</text:span><text:span text:style-name="T213">]=useState(</text:span><text:span text:style-name="T230">[default value]</text:span><text:span text:style-name="T213">)---state variable)</text:span></text:p>
      <text:p text:style-name="P157"><text:span text:style-name="T229"/></text:p>
      <text:p text:style-name="P160"><text:span text:style-name="T229">-</text:span><text:span text:style-name="T121">const</text:span><text:span text:style-name="T106"> [</text:span><text:span text:style-name="T149">listOfRestaurant</text:span><text:span text:style-name="T106">, </text:span><text:span text:style-name="T154">setListOfRestaurant</text:span><text:span text:style-name="T106">] </text:span><text:span text:style-name="T130">=</text:span><text:span text:style-name="T106"> </text:span><text:span text:style-name="T154">useState</text:span><text:span text:style-name="T106">([</text:span></text:p>
      <text:p text:style-name="P157"><text:span text:style-name="T229"/></text:p>
      <text:p text:style-name="P158"><text:span text:style-name="T229">* </text:span><text:span text:style-name="T213">local state variable(scope inside component)- used </text:span></text:p>
      <text:p text:style-name="P161"><text:span text:style-name="T240">2.</text:span><text:span text:style-name="T234">useEffect()</text:span></text:p>
      <text:p text:style-name="P119"><text:span text:style-name="T224"/></text:p>
      <text:p text:style-name="P119"><text:span text:style-name="T224">-</text:span><text:span text:style-name="T233">Whenever the state variable update react reRender the whole component.</text:span></text:p>
      <text:p text:style-name="P119"><text:span text:style-name="T224"/></text:p>
      <text:p text:style-name="P119"><text:span text:style-name="T224"/></text:p>
      <text:p text:style-name="P119"><text:span text:style-name="T224"/></text:p>
      <text:p text:style-name="P119"><text:span text:style-name="T224"/></text:p>
      <text:p text:style-name="P119"><text:span text:style-name="T224"/></text:p>
      <text:p text:style-name="P119"><text:span text:style-name="T224"/></text:p>
      <text:p text:style-name="P119"><text:span text:style-name="T224"/></text:p>
      <text:p text:style-name="P119"><text:span text:style-name="T22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6T15:30:04.693000000</meta:creation-date>
    <dc:date>2025-05-29T18:00:27.399000000</dc:date>
    <meta:editing-duration>P17DT2H47M26S</meta:editing-duration>
    <meta:editing-cycles>210</meta:editing-cycles>
    <meta:generator>LibreOffice/7.6.4.1$Windows_X86_64 LibreOffice_project/e19e193f88cd6c0525a17fb7a176ed8e6a3e2aa1</meta:generator>
    <meta:document-statistic meta:table-count="2" meta:image-count="0" meta:object-count="0" meta:page-count="12" meta:paragraph-count="238" meta:word-count="2207" meta:character-count="15087" meta:non-whitespace-character-count="12741"/>
  </office:meta>
</office:document-meta>
</file>